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erilog 2001 Formal Syntax Definition</text:p>
      <text:p text:style-name="Subtitle">The formal syntax of Verilog HDL is described<text:line-break/>using Backus-Naur Form (BNF).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1.A.1 Source text&#13;|outline" text:style-name="Internet_20_link" text:visited-style-name="Internet_20_link">A.1 Source text</text:a><text:tab/>3</text:p>
          <text:p text:style-name="P2"><text:a xlink:type="simple" xlink:href="#1.1.A.1.1 Library source text&#13;|outline" text:style-name="Internet_20_link" text:visited-style-name="Internet_20_link">A.1.1 Library source text</text:a><text:tab/>3</text:p>
          <text:p text:style-name="P2"><text:a xlink:type="simple" xlink:href="#1.2.A.1.2 Configuration source text&#13;|outline" text:style-name="Internet_20_link" text:visited-style-name="Internet_20_link">A.1.2 Configuration source text</text:a><text:tab/>3</text:p>
          <text:p text:style-name="P2"><text:a xlink:type="simple" xlink:href="#1.3.A.1.3 Module and primitive source text&#13;|outline" text:style-name="Internet_20_link" text:visited-style-name="Internet_20_link">A.1.3 Module and primitive source text</text:a><text:tab/>3</text:p>
          <text:p text:style-name="P2"><text:a xlink:type="simple" xlink:href="#1.4.A.1.4 Module parameters and ports&#13;|outline" text:style-name="Internet_20_link" text:visited-style-name="Internet_20_link">A.1.4 Module parameters and ports</text:a><text:tab/>4</text:p>
          <text:p text:style-name="P2"><text:a xlink:type="simple" xlink:href="#1.5.A.1.5 Module items&#13;|outline" text:style-name="Internet_20_link" text:visited-style-name="Internet_20_link">A.1.5 Module items</text:a><text:tab/>4</text:p>
          <text:p text:style-name="P3"><text:a xlink:type="simple" xlink:href="#2.A.2 Declarations&#13;|outline" text:style-name="Internet_20_link" text:visited-style-name="Internet_20_link">A.2 Declarations</text:a><text:tab/>6</text:p>
          <text:p text:style-name="P2"><text:a xlink:type="simple" xlink:href="#2.1.A.2.1 Declaration types&#13;|outline" text:style-name="Internet_20_link" text:visited-style-name="Internet_20_link">A.2.1 Declaration types</text:a><text:tab/>6</text:p>
          <text:p text:style-name="P1"><text:a xlink:type="simple" xlink:href="#2.1.1.A.2.1.1 Module parameter declarations&#13;|outline" text:style-name="Internet_20_link" text:visited-style-name="Internet_20_link">A.2.1.1 Module parameter declarations</text:a><text:tab/>6</text:p>
          <text:p text:style-name="P1"><text:a xlink:type="simple" xlink:href="#2.1.2.A.2.1.2 Port declarations&#13;|outline" text:style-name="Internet_20_link" text:visited-style-name="Internet_20_link">A.2.1.2 Port declarations</text:a><text:tab/>6</text:p>
          <text:p text:style-name="P1"><text:a xlink:type="simple" xlink:href="#2.1.3.A.2.1.3 Type declarations&#13;|outline" text:style-name="Internet_20_link" text:visited-style-name="Internet_20_link">A.2.1.3 Type declarations</text:a><text:tab/>6</text:p>
          <text:p text:style-name="P2"><text:a xlink:type="simple" xlink:href="#2.2.A.2.2 Declaration data types&#13;|outline" text:style-name="Internet_20_link" text:visited-style-name="Internet_20_link">A.2.2 Declaration data types</text:a><text:tab/>7</text:p>
          <text:p text:style-name="P1"><text:a xlink:type="simple" xlink:href="#2.2.1.A.2.2.1 Net and variable types&#13;|outline" text:style-name="Internet_20_link" text:visited-style-name="Internet_20_link">A.2.2.1 Net and variable types</text:a><text:tab/>7</text:p>
          <text:p text:style-name="P1"><text:a xlink:type="simple" xlink:href="#2.2.2.A.2.2.2 Strengths&#13;|outline" text:style-name="Internet_20_link" text:visited-style-name="Internet_20_link">A.2.2.2 Strengths</text:a><text:tab/>8</text:p>
          <text:p text:style-name="P1"><text:a xlink:type="simple" xlink:href="#2.2.3.A.2.2.3 Delays&#13;|outline" text:style-name="Internet_20_link" text:visited-style-name="Internet_20_link">A.2.2.3 Delays</text:a><text:tab/>8</text:p>
          <text:p text:style-name="P2"><text:a xlink:type="simple" xlink:href="#2.3.A.2.3 Declaration lists&#13;|outline" text:style-name="Internet_20_link" text:visited-style-name="Internet_20_link">A.2.3 Declaration lists</text:a><text:tab/>8</text:p>
          <text:p text:style-name="P2"><text:a xlink:type="simple" xlink:href="#2.4.A.2.4 Declaration assignments&#13;|outline" text:style-name="Internet_20_link" text:visited-style-name="Internet_20_link">A.2.4 Declaration assignments</text:a><text:tab/>8</text:p>
          <text:p text:style-name="P2"><text:a xlink:type="simple" xlink:href="#2.5.A.2.5 Declaration ranges&#13;|outline" text:style-name="Internet_20_link" text:visited-style-name="Internet_20_link">A.2.5 Declaration ranges</text:a><text:tab/>9</text:p>
          <text:p text:style-name="P2"><text:a xlink:type="simple" xlink:href="#2.6.A.2.6 Function declarations&#13;|outline" text:style-name="Internet_20_link" text:visited-style-name="Internet_20_link">A.2.6 Function declarations</text:a><text:tab/>9</text:p>
          <text:p text:style-name="P2"><text:a xlink:type="simple" xlink:href="#2.7.A.2.7 Task declarations&#13;|outline" text:style-name="Internet_20_link" text:visited-style-name="Internet_20_link">A.2.7 Task declarations</text:a><text:tab/>9</text:p>
          <text:p text:style-name="P2"><text:a xlink:type="simple" xlink:href="#2.8.A.2.8 Block item declarations&#13;|outline" text:style-name="Internet_20_link" text:visited-style-name="Internet_20_link">A.2.8 Block item declarations</text:a><text:tab/>10</text:p>
          <text:p text:style-name="P3"><text:a xlink:type="simple" xlink:href="#3.A.3 Primitive instances&#13;|outline" text:style-name="Internet_20_link" text:visited-style-name="Internet_20_link">A.3 Primitive instances</text:a><text:tab/>11</text:p>
          <text:p text:style-name="P2"><text:a xlink:type="simple" xlink:href="#3.1.A.3.1 Primitive instantiation and instances&#13;|outline" text:style-name="Internet_20_link" text:visited-style-name="Internet_20_link">A.3.1 Primitive instantiation and instances</text:a><text:tab/>11</text:p>
          <text:p text:style-name="P2"><text:a xlink:type="simple" xlink:href="#3.2.A.3.2 Primitive strengths&#13;|outline" text:style-name="Internet_20_link" text:visited-style-name="Internet_20_link">A.3.2 Primitive strengths</text:a><text:tab/>12</text:p>
          <text:p text:style-name="P2"><text:a xlink:type="simple" xlink:href="#3.3.A.3.3 Primitive terminals&#13;|outline" text:style-name="Internet_20_link" text:visited-style-name="Internet_20_link">A.3.3 Primitive terminals</text:a><text:tab/>12</text:p>
          <text:p text:style-name="P2"><text:a xlink:type="simple" xlink:href="#3.4.A.3.4 Primitive gate and switch types&#13;|outline" text:style-name="Internet_20_link" text:visited-style-name="Internet_20_link">A.3.4 Primitive gate and switch types</text:a><text:tab/>12</text:p>
          <text:p text:style-name="P3"><text:a xlink:type="simple" xlink:href="#4.A.4 Module and generated instantiation&#13;|outline" text:style-name="Internet_20_link" text:visited-style-name="Internet_20_link">A.4 Module and generated instantiation</text:a><text:tab/>13</text:p>
          <text:p text:style-name="P2"><text:a xlink:type="simple" xlink:href="#4.1.A.4.1 Module instantiation&#13;|outline" text:style-name="Internet_20_link" text:visited-style-name="Internet_20_link">A.4.1 Module instantiation</text:a><text:tab/>13</text:p>
          <text:p text:style-name="P2"><text:a xlink:type="simple" xlink:href="#4.2.A.4.2 Generated instantiation&#13;|outline" text:style-name="Internet_20_link" text:visited-style-name="Internet_20_link">A.4.2 Generated instantiation</text:a><text:tab/>13</text:p>
          <text:p text:style-name="P3"><text:a xlink:type="simple" xlink:href="#5.A.5 UDP declaration and instantiation&#13;|outline" text:style-name="Internet_20_link" text:visited-style-name="Internet_20_link">A.5 UDP declaration and instantiation</text:a><text:tab/>14</text:p>
          <text:p text:style-name="P2"><text:a xlink:type="simple" xlink:href="#5.1.A.5.1 UDP declaration&#13;|outline" text:style-name="Internet_20_link" text:visited-style-name="Internet_20_link">A.5.1 UDP declaration</text:a><text:tab/>14</text:p>
          <text:p text:style-name="P2"><text:a xlink:type="simple" xlink:href="#5.2.A.5.2 UDP ports&#13;|outline" text:style-name="Internet_20_link" text:visited-style-name="Internet_20_link">A.5.2 UDP ports</text:a><text:tab/>14</text:p>
          <text:p text:style-name="P2"><text:a xlink:type="simple" xlink:href="#5.3.A.5.3 UDP body&#13;|outline" text:style-name="Internet_20_link" text:visited-style-name="Internet_20_link">A.5.3 UDP body</text:a><text:tab/>14</text:p>
          <text:p text:style-name="P2"><text:a xlink:type="simple" xlink:href="#5.4.A.5.4 UDP instantiation&#13;|outline" text:style-name="Internet_20_link" text:visited-style-name="Internet_20_link">A.5.4 UDP instantiation</text:a><text:tab/>15</text:p>
          <text:p text:style-name="P3"><text:a xlink:type="simple" xlink:href="#6.A.6 Behavioral statements&#13;|outline" text:style-name="Internet_20_link" text:visited-style-name="Internet_20_link">A.6 Behavioral statements</text:a><text:tab/>16</text:p>
          <text:p text:style-name="P2"><text:a xlink:type="simple" xlink:href="#6.1.A.6.1 Continuous assignment statements&#13;|outline" text:style-name="Internet_20_link" text:visited-style-name="Internet_20_link">A.6.1 Continuous assignment statements</text:a><text:tab/>16</text:p>
          <text:p text:style-name="P2"><text:a xlink:type="simple" xlink:href="#6.2.A.6.2 Procedural blocks and assignments&#13;|outline" text:style-name="Internet_20_link" text:visited-style-name="Internet_20_link">A.6.2 Procedural blocks and assignments</text:a><text:tab/>16</text:p>
          <text:p text:style-name="P2"><text:a xlink:type="simple" xlink:href="#6.3.A.6.3 Parallel and sequential blocks&#13;|outline" text:style-name="Internet_20_link" text:visited-style-name="Internet_20_link">A.6.3 Parallel and sequential blocks</text:a><text:tab/>16</text:p>
          <text:p text:style-name="P2"><text:a xlink:type="simple" xlink:href="#6.4.A.6.4 Statements&#13;|outline" text:style-name="Internet_20_link" text:visited-style-name="Internet_20_link">A.6.4 Statements</text:a><text:tab/>16</text:p>
          <text:p text:style-name="P2"><text:a xlink:type="simple" xlink:href="#6.5.A.6.5 Timing control statements&#13;|outline" text:style-name="Internet_20_link" text:visited-style-name="Internet_20_link">A.6.5 Timing control statements</text:a><text:tab/>17</text:p>
          <text:p text:style-name="P2"><text:a xlink:type="simple" xlink:href="#6.6.A.6.6 Conditional statements&#13;|outline" text:style-name="Internet_20_link" text:visited-style-name="Internet_20_link">A.6.6 Conditional statements</text:a><text:tab/>18</text:p>
          <text:p text:style-name="P2"><text:a xlink:type="simple" xlink:href="#6.7.A.6.7 Case statements&#13;|outline" text:style-name="Internet_20_link" text:visited-style-name="Internet_20_link">A.6.7 Case statements</text:a><text:tab/>18</text:p>
          <text:p text:style-name="P2"><text:a xlink:type="simple" xlink:href="#6.8.A.6.8 Looping statements&#13;|outline" text:style-name="Internet_20_link" text:visited-style-name="Internet_20_link">A.6.8 Looping statements</text:a><text:tab/>19</text:p>
          <text:p text:style-name="P2"><text:a xlink:type="simple" xlink:href="#6.9.A.6.9 Task enable statements&#13;|outline" text:style-name="Internet_20_link" text:visited-style-name="Internet_20_link">A.6.9 Task enable statements</text:a><text:tab/>19</text:p>
          <text:p text:style-name="P3"><text:a xlink:type="simple" xlink:href="#7.A.7 Specify section&#13;|outline" text:style-name="Internet_20_link" text:visited-style-name="Internet_20_link">A.7 Specify section</text:a><text:tab/>20</text:p>
          <text:p text:style-name="P2"><text:a xlink:type="simple" xlink:href="#7.1.A.7.1 Specify block declaration&#13;|outline" text:style-name="Internet_20_link" text:visited-style-name="Internet_20_link">A.7.1 Specify block declaration</text:a><text:tab/>20</text:p>
          <text:p text:style-name="P2"><text:a xlink:type="simple" xlink:href="#7.2.A.7.2 Specify path declarations&#13;|outline" text:style-name="Internet_20_link" text:visited-style-name="Internet_20_link">A.7.2 Specify path declarations</text:a><text:tab/>20</text:p>
          <text:p text:style-name="P2"><text:a xlink:type="simple" xlink:href="#7.3.A.7.3 Specify block terminals&#13;|outline" text:style-name="Internet_20_link" text:visited-style-name="Internet_20_link">A.7.3 Specify block terminals</text:a><text:tab/>20</text:p>
          <text:p text:style-name="P2"><text:a xlink:type="simple" xlink:href="#7.4.A.7.4 Specify path delays&#13;|outline" text:style-name="Internet_20_link" text:visited-style-name="Internet_20_link">A.7.4 Specify path delays</text:a><text:tab/>21</text:p>
          <text:p text:style-name="P2"><text:a xlink:type="simple" xlink:href="#7.5.A.7.5 System timing checks&#13;|outline" text:style-name="Internet_20_link" text:visited-style-name="Internet_20_link">A.7.5 System timing checks</text:a><text:tab/>22</text:p>
          <text:p text:style-name="P1"><text:a xlink:type="simple" xlink:href="#7.5.1.A.7.5.1 System timing check commands&#13;|outline" text:style-name="Internet_20_link" text:visited-style-name="Internet_20_link">A.7.5.1 System timing check commands</text:a><text:tab/>22</text:p>
          <text:p text:style-name="P1"><text:a xlink:type="simple" xlink:href="#7.5.2.A.7.5.2 System timing check command arguments&#13;|outline" text:style-name="Internet_20_link" text:visited-style-name="Internet_20_link">A.7.5.2 System timing check command arguments</text:a><text:tab/>23</text:p>
          <text:p text:style-name="P1"><text:a xlink:type="simple" xlink:href="#7.5.3.A.7.5.3 System timing check event definitions&#13;|outline" text:style-name="Internet_20_link" text:visited-style-name="Internet_20_link">A.7.5.3 System timing check event definitions</text:a><text:tab/>23</text:p>
          <text:p text:style-name="P3"><text:a xlink:type="simple" xlink:href="#8.A.8 Expressions&#13;|outline" text:style-name="Internet_20_link" text:visited-style-name="Internet_20_link">A.8 Expressions</text:a><text:tab/>25</text:p>
          <text:p text:style-name="P2"><text:a xlink:type="simple" xlink:href="#8.1.A.8.1 Concatenations&#13;|outline" text:style-name="Internet_20_link" text:visited-style-name="Internet_20_link">A.8.1 Concatenations</text:a><text:tab/>25</text:p>
          <text:p text:style-name="P2"><text:a xlink:type="simple" xlink:href="#8.2.A.8.2 Function calls&#13;|outline" text:style-name="Internet_20_link" text:visited-style-name="Internet_20_link">A.8.2 Function calls</text:a><text:tab/>25</text:p>
          <text:p text:style-name="P2"><text:a xlink:type="simple" xlink:href="#8.3.A.8.3 Expressions&#13;|outline" text:style-name="Internet_20_link" text:visited-style-name="Internet_20_link">A.8.3 Expressions</text:a><text:tab/>25</text:p>
          <text:p text:style-name="P2"><text:a xlink:type="simple" xlink:href="#8.4.A.8.4 Primaries&#13;|outline" text:style-name="Internet_20_link" text:visited-style-name="Internet_20_link">A.8.4 Primaries</text:a><text:tab/>27</text:p>
          <text:p text:style-name="P2"><text:a xlink:type="simple" xlink:href="#8.5.A.8.5 Expression left-side values&#13;|outline" text:style-name="Internet_20_link" text:visited-style-name="Internet_20_link">A.8.5 Expression left-side values</text:a><text:tab/>27</text:p>
          <text:p text:style-name="P2"><text:a xlink:type="simple" xlink:href="#8.6.A.8.6 Operators&#13;|outline" text:style-name="Internet_20_link" text:visited-style-name="Internet_20_link">A.8.6 Operators</text:a><text:tab/>28</text:p>
          <text:p text:style-name="P2"><text:a xlink:type="simple" xlink:href="#8.7.A.8.7 Numbers&#13;|outline" text:style-name="Internet_20_link" text:visited-style-name="Internet_20_link">A.8.7 Numbers</text:a><text:tab/>28</text:p>
          <text:p text:style-name="P2"><text:a xlink:type="simple" xlink:href="#8.8.A.8.8 Strings&#13;|outline" text:style-name="Internet_20_link" text:visited-style-name="Internet_20_link">A.8.8 Strings</text:a><text:tab/>29</text:p>
          <text:p text:style-name="P3"><text:a xlink:type="simple" xlink:href="#9.A.9 General&#13;|outline" text:style-name="Internet_20_link" text:visited-style-name="Internet_20_link">A.9 General</text:a><text:tab/>30</text:p>
          <text:p text:style-name="P2"><text:a xlink:type="simple" xlink:href="#9.1.A.9.1 Attributes&#13;|outline" text:style-name="Internet_20_link" text:visited-style-name="Internet_20_link">A.9.1 Attributes</text:a><text:tab/>30</text:p>
          <text:p text:style-name="P2"><text:a xlink:type="simple" xlink:href="#9.2.A.9.2 Comments&#13;|outline" text:style-name="Internet_20_link" text:visited-style-name="Internet_20_link">A.9.2 Comments</text:a><text:tab/>30</text:p>
          <text:p text:style-name="P2"><text:a xlink:type="simple" xlink:href="#9.3.A.9.4 Identifier branches&#13;|outline" text:style-name="Internet_20_link" text:visited-style-name="Internet_20_link">A.9.4 Identifier branches</text:a><text:tab/>31</text:p>
          <text:p text:style-name="P2"><text:a xlink:type="simple" xlink:href="#9.4.A.9.5 White space&#13;|outline" text:style-name="Internet_20_link" text:visited-style-name="Internet_20_link">A.9.5 White space</text:a><text:tab/>31</text:p>
          <text:p text:style-name="P3"><text:a xlink:type="simple" xlink:href="#10.NOTES&#13;|outline" text:style-name="Internet_20_link" text:visited-style-name="Internet_20_link">NOTES</text:a><text:tab/>32</text:p>
          <text:p text:style-name="P2"><text:a xlink:type="simple" xlink:href="#10.1.KEY|outline" text:style-name="Internet_20_link" text:visited-style-name="Internet_20_link">KEY</text:a><text:tab/>32</text:p>
        </text:index-body>
      </text:table-of-content>
      <text:p text:style-name="Text_20_body"/>
      <text:h text:style-name="Heading_20_1" text:outline-level="1">A.1 Source text</text:h>
      <text:h text:style-name="Heading_20_2" text:outline-level="2">A.1.1 Library source text</text:h>
      <text:p text:style-name="Standard">library_text ::= { library_descriptions }</text:p>
      <text:p text:style-name="Standard">library_descriptions ::=</text:p>
      <text:p text:style-name="Standard"><text:s text:c="8"/>library_declaration</text:p>
      <text:p text:style-name="Standard"><text:s text:c="6"/>| include_statement</text:p>
      <text:p text:style-name="Standard"><text:s text:c="6"/>| config_declaration</text:p>
      <text:p text:style-name="Standard">library_declaration ::=</text:p>
      <text:p text:style-name="Standard"><text:s text:c="8"/><text:span text:style-name="Literal">library</text:span> library_identifier file_path_spec [ { <text:span text:style-name="Literal">,</text:span> file_path_spec } ]</text:p>
      <text:p text:style-name="Standard"><text:s text:c="8"/>[ <text:span text:style-name="Literal">-incdir</text:span> file_path_spec [ { <text:span text:style-name="Literal">,</text:span> file_path_spec } ] <text:span text:style-name="Literal">;</text:span></text:p>
      <text:p text:style-name="Standard">file_path_spec ::= file_path</text:p>
      <text:p text:style-name="Standard">include_statement ::= <text:span text:style-name="Literal">include</text:span> &lt;file_path_spec&gt; <text:span text:style-name="Literal">;</text:span></text:p>
      <text:h text:style-name="Heading_20_2" text:outline-level="2">A.1.2 Configuration source text</text:h>
      <text:p text:style-name="Standard">config_declaration ::=</text:p>
      <text:p text:style-name="Standard"><text:s text:c="8"/><text:span text:style-name="Literal">config</text:span> config_identifier <text:span text:style-name="Literal">;</text:span></text:p>
      <text:p text:style-name="Standard"><text:s text:c="8"/>design_statement</text:p>
      <text:p text:style-name="Standard"><text:s text:c="8"/>{config_rule_statement}</text:p>
      <text:p text:style-name="Standard"><text:s text:c="8"/><text:span text:style-name="Literal">endconfig</text:span></text:p>
      <text:p text:style-name="Standard">design_statement ::= <text:span text:style-name="Literal">design</text:span> { [library_identifier<text:span text:style-name="Literal">.</text:span>]cell_identifier } <text:span text:style-name="Literal">;</text:span></text:p>
      <text:p text:style-name="Standard">config_rule_statement ::=</text:p>
      <text:p text:style-name="Standard"><text:s text:c="8"/>default_clause liblist_clause</text:p>
      <text:p text:style-name="Standard"><text:s text:c="6"/>| inst_clause liblist_clause</text:p>
      <text:p text:style-name="Standard"><text:s text:c="6"/>| inst_clause use_clause</text:p>
      <text:p text:style-name="Standard"><text:s text:c="6"/>| cell_clause liblist_clause</text:p>
      <text:p text:style-name="Standard"><text:s text:c="6"/>| cell_clause use_clause</text:p>
      <text:p text:style-name="Standard">default_clause ::= <text:span text:style-name="Literal">default</text:span></text:p>
      <text:p text:style-name="Standard">inst_clause ::= <text:span text:style-name="Literal">instance</text:span> inst_name</text:p>
      <text:p text:style-name="Standard">inst_name ::= topmodule_identifier{<text:span text:style-name="Literal">.</text:span>instance_identifier}</text:p>
      <text:p text:style-name="Standard">cell_clause ::= <text:span text:style-name="Literal">cell</text:span> [ library_identifier<text:span text:style-name="Literal">.</text:span>]cell_identifier</text:p>
      <text:p text:style-name="Standard">liblist_clause ::= <text:span text:style-name="Literal">liblist</text:span> [{library_identifier}]</text:p>
      <text:p text:style-name="Standard">use_clause ::= <text:span text:style-name="Literal">use</text:span> [library_identifier<text:span text:style-name="Literal">.</text:span>]cell_identifier[<text:span text:style-name="Literal">:config</text:span>]</text:p>
      <text:p text:style-name="Standard"/>
      <text:h text:style-name="Heading_20_2" text:outline-level="2">A.1.3 Module and primitive source text</text:h>
      <text:p text:style-name="Standard"><text:s/>source_text ::= { description }</text:p>
      <text:p text:style-name="Standard"><text:s/>description ::=</text:p>
      <text:p text:style-name="Standard"><text:s text:c="9"/>module_declaration</text:p>
      <text:p text:style-name="Standard"><text:s text:c="7"/>| udp_declaration</text:p>
      <text:p text:style-name="Standard"><text:s/>module_declaration ::=</text:p>
      <text:p text:style-name="Standard"><text:s text:c="9"/>{ attribute_instance } module_keyword module_identifier [ module_parameter_port_list ]</text:p>
      <text:p text:style-name="Standard"><text:s text:c="15"/>[ list_of_ports ] <text:span text:style-name="Literal">;</text:span> { module_item }</text:p>
      <text:p text:style-name="Standard"><text:s text:c="15"/><text:span text:style-name="Literal">endmodule</text:span></text:p>
      <text:p text:style-name="Standard"><text:s text:c="7"/>| { attribute_instance } module_keyword module_identifier [ module_parameter_port_list ]</text:p>
      <text:p text:style-name="Standard"><text:s text:c="15"/>[ list_of_port_declarations ] <text:span text:style-name="Literal">;</text:span> { non_port_module_item }</text:p>
      <text:p text:style-name="Standard"><text:s text:c="15"/><text:span text:style-name="Literal">endmodule</text:span></text:p>
      <text:p text:style-name="Standard"><text:s/>module_keyword ::= <text:span text:style-name="Literal">module</text:span> | <text:span text:style-name="Literal">macromodule</text:span></text:p>
      <text:h text:style-name="Heading_20_2" text:outline-level="2">A.1.4 Module parameters and ports</text:h>
      <text:p text:style-name="Standard">module_parameter_port_list ::= <text:span text:style-name="Literal">#</text:span> <text:span text:style-name="Literal">( </text:span>parameter_declaration { <text:span text:style-name="Literal">,</text:span> parameter_declaration } <text:span text:style-name="Literal">)</text:span></text:p>
      <text:p text:style-name="Standard">list_of_ports ::= <text:span text:style-name="Literal">(</text:span> port { <text:span text:style-name="Literal">,</text:span> port } <text:span text:style-name="Literal">)</text:span></text:p>
      <text:p text:style-name="Standard">list_of_port_declarations ::=</text:p>
      <text:p text:style-name="Standard"><text:s text:c="9"/><text:span text:style-name="Literal">(</text:span> port_declaration { <text:span text:style-name="Literal">,</text:span> port_declaration } <text:span text:style-name="Literal">)</text:span></text:p>
      <text:p text:style-name="Standard"><text:s text:c="7"/>|<text:span text:style-name="Literal">()</text:span></text:p>
      <text:p text:style-name="Standard">port ::=</text:p>
      <text:p text:style-name="Standard"><text:s text:c="9"/>[ port_expression ]</text:p>
      <text:p text:style-name="Standard"><text:s text:c="7"/>| <text:span text:style-name="Literal">.</text:span> port_identifier <text:span text:style-name="Literal">(</text:span> [ port_expression ] <text:span text:style-name="Literal">)</text:span></text:p>
      <text:p text:style-name="Standard">port_expression ::=</text:p>
      <text:p text:style-name="Standard"><text:s text:c="9"/>port_reference</text:p>
      <text:p text:style-name="Standard"><text:s text:c="7"/>| { port_reference { <text:span text:style-name="Literal">,</text:span> port_reference } }</text:p>
      <text:p text:style-name="Standard">port_reference ::=</text:p>
      <text:p text:style-name="Standard"><text:s text:c="9"/>port_identifier</text:p>
      <text:p text:style-name="Standard"><text:s text:c="7"/>| port_identifier <text:span text:style-name="Literal">[</text:span> constant_expression <text:span text:style-name="Literal">]</text:span></text:p>
      <text:p text:style-name="Standard"><text:s text:c="7"/>| port_identifier <text:span text:style-name="Literal">[</text:span> range_expression <text:span text:style-name="Literal">]</text:span></text:p>
      <text:p text:style-name="Standard">port_declaration ::=</text:p>
      <text:p text:style-name="Standard"><text:s text:c="9"/>{attribute_instance} inout_declaration</text:p>
      <text:p text:style-name="Standard"><text:s text:c="7"/>| {attribute_instance} input_declaration</text:p>
      <text:p text:style-name="Standard"><text:s text:c="7"/>| {attribute_instance} output_declaration</text:p>
      <text:h text:style-name="Heading_20_2" text:outline-level="2">A.1.5 Module items</text:h>
      <text:p text:style-name="Standard">module_item ::=</text:p>
      <text:p text:style-name="Standard"><text:s text:c="9"/>module_or_generate_item</text:p>
      <text:p text:style-name="Standard"><text:s text:c="7"/>| port_declaration <text:span text:style-name="Literal">;</text:span></text:p>
      <text:p text:style-name="Standard"><text:s text:c="7"/>| { attribute_instance } generated_instantiation</text:p>
      <text:p text:style-name="Standard"><text:s text:c="7"/>| { attribute_instance } local_parameter_declaration</text:p>
      <text:p text:style-name="Standard"><text:s text:c="7"/>| { attribute_instance } parameter_declaration</text:p>
      <text:p text:style-name="Standard"><text:s text:c="7"/>| { attribute_instance } specify_block</text:p>
      <text:p text:style-name="Standard"><text:s text:c="7"/>| { attribute_instance } specparam_declaration</text:p>
      <text:p text:style-name="Standard">module_or_generate_item ::=</text:p>
      <text:p text:style-name="Standard"><text:s text:c="7"/>{ attribute_instance } module_or_generate_item_declaration</text:p>
      <text:p text:style-name="Standard"><text:s text:c="5"/>| { attribute_instance } parameter_override</text:p>
      <text:p text:style-name="Standard"><text:s text:c="5"/>| { attribute_instance } continuous_assign</text:p>
      <text:p text:style-name="Standard"><text:s text:c="5"/>| { attribute_instance } gate_instantiation</text:p>
      <text:p text:style-name="Standard"><text:s text:c="5"/>| { attribute_instance } udp_instantiation</text:p>
      <text:p text:style-name="Standard"><text:s text:c="5"/>| { attribute_instance } module_instantiation</text:p>
      <text:p text:style-name="Standard"><text:s text:c="5"/>| { attribute_instance } initial_construct</text:p>
      <text:p text:style-name="Standard"><text:s text:c="5"/>| { attribute_instance } always_construct</text:p>
      <text:p text:style-name="Standard">module_or_generate_item_declaration ::=</text:p>
      <text:p text:style-name="Standard"><text:s text:c="7"/>net_declaration</text:p>
      <text:p text:style-name="Standard"><text:s text:c="5"/>| reg_declaration</text:p>
      <text:p text:style-name="Standard"><text:s text:c="5"/>| integer_declaration</text:p>
      <text:p text:style-name="Standard"><text:s text:c="5"/>| real_declaration</text:p>
      <text:p text:style-name="Standard"><text:s text:c="5"/>| time_declaration</text:p>
      <text:p text:style-name="Standard"><text:s text:c="5"/>| realtime_declaration</text:p>
      <text:p text:style-name="Standard"><text:s text:c="5"/>| event_declaration</text:p>
      <text:p text:style-name="Standard"><text:s text:c="5"/>| genvar_declaration</text:p>
      <text:p text:style-name="Standard"><text:s text:c="5"/>| task_declaration</text:p>
      <text:p text:style-name="Standard"><text:s text:c="5"/>| function_declaration</text:p>
      <text:p text:style-name="Standard">non_port_module_item ::=</text:p>
      <text:p text:style-name="Standard"><text:s text:c="7"/>{ attribute_instance } generated_instantiation</text:p>
      <text:p text:style-name="Standard"><text:s text:c="5"/>| { attribute_instance } local_parameter_declaration</text:p>
      <text:p text:style-name="Standard"><text:s text:c="5"/>| { attribute_instance } module_or_generate_item</text:p>
      <text:p text:style-name="Standard"><text:s text:c="5"/>| { attribute_instance } parameter_declaration</text:p>
      <text:p text:style-name="Standard"><text:s text:c="5"/>| { attribute_instance } specify_block</text:p>
      <text:p text:style-name="Standard"><text:s text:c="5"/>| { attribute_instance } specparam_declaration</text:p>
      <text:p text:style-name="Standard">parameter_override ::= <text:span text:style-name="Literal">defparam</text:span> list_of_param_assignments ;</text:p>
      <text:h text:style-name="Heading_20_1" text:outline-level="1">A.2 Declarations</text:h>
      <text:h text:style-name="Heading_20_2" text:outline-level="2">A.2.1 Declaration types</text:h>
      <text:h text:style-name="Heading_20_3" text:outline-level="3">A.2.1.1 Module parameter declarations</text:h>
      <text:p text:style-name="Standard">local_parameter_declaration ::=</text:p>
      <text:p text:style-name="Standard"><text:s text:c="7"/><text:span text:style-name="Literal">localparam</text:span> [ <text:span text:style-name="Literal">signed</text:span> ] [ range ] list_of_param_assignments <text:span text:style-name="Literal">;</text:span></text:p>
      <text:p text:style-name="Standard"><text:s text:c="5"/>| <text:span text:style-name="Literal">localparam</text:span> <text:span text:style-name="Literal">integer</text:span> list_of_param_assignments <text:span text:style-name="Literal">;</text:span></text:p>
      <text:p text:style-name="Standard"><text:s text:c="5"/>| <text:span text:style-name="Literal">localparam</text:span> <text:span text:style-name="Literal">real</text:span> list_of_param_assignments <text:span text:style-name="Literal">;</text:span></text:p>
      <text:p text:style-name="Standard"><text:s text:c="5"/>| <text:span text:style-name="Literal">localparam</text:span> <text:span text:style-name="Literal">realtime</text:span> list_of_param_assignments <text:span text:style-name="Literal">;</text:span></text:p>
      <text:p text:style-name="Standard"><text:s text:c="5"/>| <text:span text:style-name="Literal">localparam</text:span> <text:span text:style-name="Literal">time</text:span> list_of_param_assignments <text:span text:style-name="Literal">;</text:span></text:p>
      <text:p text:style-name="Standard">parameter_declaration ::=</text:p>
      <text:p text:style-name="Standard"><text:s text:c="7"/><text:span text:style-name="Literal">parameter</text:span> [ <text:span text:style-name="Literal">signed</text:span> ] [ range ] list_of_param_assignments <text:span text:style-name="Literal">;</text:span></text:p>
      <text:p text:style-name="Standard"><text:s text:c="5"/>| <text:span text:style-name="Literal">parameter</text:span> <text:span text:style-name="Literal">integer </text:span>list_of_param_assignments <text:span text:style-name="Literal">;</text:span></text:p>
      <text:p text:style-name="Standard"><text:s text:c="5"/>| <text:span text:style-name="Literal">parameter</text:span> <text:span text:style-name="Literal">real</text:span> list_of_param_assignments <text:span text:style-name="Literal">;</text:span></text:p>
      <text:p text:style-name="Standard"><text:s text:c="5"/>| <text:span text:style-name="Literal">parameter</text:span> <text:span text:style-name="Literal">realtime</text:span> list_of_param_assignments <text:span text:style-name="Literal">;</text:span></text:p>
      <text:p text:style-name="Standard"><text:s text:c="5"/>| <text:span text:style-name="Literal">parameter</text:span> <text:span text:style-name="Literal">time</text:span> list_of_param_assignments <text:span text:style-name="Literal">;</text:span></text:p>
      <text:p text:style-name="Standard">specparam_declaration ::= <text:span text:style-name="Literal">specparam</text:span> [ range ] list_of_specparam_assignments <text:span text:style-name="Literal">;</text:span></text:p>
      <text:h text:style-name="Heading_20_3" text:outline-level="3">A.2.1.2 Port declarations</text:h>
      <text:p text:style-name="Standard">inout_declaration ::= <text:span text:style-name="Literal">inout</text:span> [ net_type ] [ <text:span text:style-name="Literal">signed</text:span> ] [ range ]</text:p>
      <text:p text:style-name="Standard"><text:s text:c="14"/>list_of_port_identifiers</text:p>
      <text:p text:style-name="Standard">input_declaration ::= <text:span text:style-name="Literal">input</text:span> [ net_type ] [ <text:span text:style-name="Literal">signed</text:span> ] [ range ]</text:p>
      <text:p text:style-name="Standard"><text:s text:c="14"/>list_of_port_identifiers</text:p>
      <text:p text:style-name="Standard">output_declaration ::=</text:p>
      <text:p text:style-name="Standard"><text:s text:c="9"/><text:span text:style-name="Literal">output</text:span> [ net_type ] [ <text:span text:style-name="Literal">signed</text:span> ] [ range ]</text:p>
      <text:p text:style-name="Standard"><text:s text:c="14"/>list_of_port_identifiers</text:p>
      <text:p text:style-name="Standard"><text:s text:c="7"/>| <text:span text:style-name="Literal">output</text:span> [ <text:span text:style-name="Literal">reg</text:span> ] [ <text:span text:style-name="Literal">signed</text:span> ] [ range ]</text:p>
      <text:p text:style-name="Standard"><text:s text:c="14"/>list_of_port_identifiers</text:p>
      <text:p text:style-name="Standard"><text:s text:c="7"/>| <text:span text:style-name="Literal">output</text:span> <text:span text:style-name="Literal">reg</text:span> [ <text:span text:style-name="Literal">signed</text:span> ] [ range ]</text:p>
      <text:p text:style-name="Standard"><text:s text:c="14"/>list_of_variable_port_identifiers</text:p>
      <text:p text:style-name="Standard"><text:s text:c="7"/>| <text:span text:style-name="Literal">output</text:span> [ output_variable_type ]</text:p>
      <text:p text:style-name="Standard"><text:s text:c="14"/>list_of_port_identifiers</text:p>
      <text:p text:style-name="Standard"><text:s text:c="7"/>| <text:span text:style-name="Literal">output</text:span> output_variable_type</text:p>
      <text:p text:style-name="Standard"><text:s text:c="14"/>list_of_variable_port_identifiers</text:p>
      <text:h text:style-name="Heading_20_3" text:outline-level="3">A.2.1.3 Type declarations</text:h>
      <text:p text:style-name="Standard">event_declaration ::= event list_of_event_identifiers <text:span text:style-name="Literal">;</text:span></text:p>
      <text:p text:style-name="Standard">genvar_declaration ::= genvar list_of_genvar_identifiers <text:span text:style-name="Literal">;</text:span></text:p>
      <text:p text:style-name="Standard">integer_declaration ::= integer list_of_variable_identifiers <text:span text:style-name="Literal">;</text:span></text:p>
      <text:p text:style-name="Standard">net_declaration ::=</text:p>
      <text:p text:style-name="Standard"><text:s text:c="9"/>net_type [ <text:span text:style-name="Literal">signed</text:span> ]</text:p>
      <text:p text:style-name="Standard"><text:s text:c="14"/>[ delay3 ] list_of_net_identifiers <text:span text:style-name="Literal">;</text:span></text:p>
      <text:p text:style-name="Standard"><text:s text:c="7"/>| net_type [ drive_strength ] [ <text:span text:style-name="Literal">signed</text:span> ]</text:p>
      <text:p text:style-name="Standard"><text:s text:c="14"/>[ delay3 ] list_of_net_decl_assignments <text:span text:style-name="Literal">;</text:span></text:p>
      <text:p text:style-name="Standard"><text:s text:c="7"/>| net_type [ <text:span text:style-name="Literal">vectored</text:span> | <text:span text:style-name="Literal">scalared</text:span> ] [ <text:span text:style-name="Literal">signed</text:span> ]</text:p>
      <text:p text:style-name="Standard"><text:s text:c="14"/>range [ delay3 ] list_of_net_identifiers <text:span text:style-name="Literal">;</text:span></text:p>
      <text:p text:style-name="Standard"><text:s text:c="7"/>| net_type [ drive_strength ] [ <text:span text:style-name="Literal">vectored</text:span> | <text:span text:style-name="Literal">scalared</text:span> ] [ <text:span text:style-name="Literal">signed</text:span> ]</text:p>
      <text:p text:style-name="Standard"><text:s text:c="14"/>range [ delay3 ] list_of_net_decl_assignments <text:span text:style-name="Literal">;</text:span></text:p>
      <text:p text:style-name="Standard"><text:s text:c="7"/>| <text:span text:style-name="Literal">trireg</text:span> [ charge_strength ] [ <text:span text:style-name="Literal">signed</text:span> ]</text:p>
      <text:p text:style-name="Standard"><text:s text:c="14"/>[ delay3 ] list_of_net_identifiers <text:span text:style-name="Literal">;</text:span></text:p>
      <text:p text:style-name="Standard"><text:s text:c="7"/>| <text:span text:style-name="Literal">trireg</text:span> [ drive_strength ] [ <text:span text:style-name="Literal">signed</text:span> ]</text:p>
      <text:p text:style-name="Standard"><text:s text:c="14"/>[ delay3 ] list_of_net_decl_assignments <text:span text:style-name="Literal">;</text:span></text:p>
      <text:p text:style-name="Standard"><text:s text:c="7"/>| <text:span text:style-name="Literal">trireg</text:span> [ charge_strength ] [ <text:span text:style-name="Literal">vectored</text:span> | <text:span text:style-name="Literal">scalared</text:span> ] [ <text:span text:style-name="Literal">signed</text:span> ]</text:p>
      <text:p text:style-name="Standard"><text:s text:c="14"/>range [ delay3 ] list_of_net_identifiers <text:span text:style-name="Literal">;</text:span></text:p>
      <text:p text:style-name="Standard"><text:s text:c="7"/>| <text:span text:style-name="Literal">trireg</text:span> [ drive_strength ] [ <text:span text:style-name="Literal">vectored</text:span> | <text:span text:style-name="Literal">scalared</text:span> ] [ <text:span text:style-name="Literal">signed</text:span> ]</text:p>
      <text:p text:style-name="Standard"><text:s text:c="14"/>range [ delay3 ] list_of_net_decl_assignments <text:span text:style-name="Literal">;</text:span></text:p>
      <text:p text:style-name="Standard">real_declaration ::= <text:span text:style-name="Literal">real</text:span> list_of_real_identifiers <text:span text:style-name="Literal">;</text:span></text:p>
      <text:p text:style-name="Standard">realtime_declaration ::= <text:span text:style-name="Literal">realtime</text:span> list_of_real_identifiers <text:span text:style-name="Literal">;</text:span></text:p>
      <text:p text:style-name="Standard">reg_declaration ::= <text:span text:style-name="Literal">reg</text:span> [ <text:span text:style-name="Literal">signed</text:span> ] [ range ]</text:p>
      <text:p text:style-name="Standard"><text:s text:c="14"/>list_of_variable_identifiers <text:span text:style-name="Literal">;</text:span></text:p>
      <text:p text:style-name="Standard">time_declaration ::= <text:span text:style-name="Literal">time</text:span> list_of_variable_identifiers <text:span text:style-name="Literal">;</text:span></text:p>
      <text:h text:style-name="Heading_20_2" text:outline-level="2">A.2.2 Declaration data types</text:h>
      <text:h text:style-name="Heading_20_3" text:outline-level="3">A.2.2.1 Net and variable types</text:h>
      <text:p text:style-name="Standard">net_type ::=</text:p>
      <text:p text:style-name="Standard"><text:s text:c="8"/><text:span text:style-name="Literal">supply0</text:span> | <text:span text:style-name="Literal">supply1</text:span></text:p>
      <text:p text:style-name="Standard"><text:s text:c="6"/>| <text:span text:style-name="Literal">tri</text:span> <text:s text:c="7"/>| <text:span text:style-name="Literal">triand</text:span> | <text:span text:style-name="Literal">trior</text:span> | <text:span text:style-name="Literal">tri0</text:span> | <text:span text:style-name="Literal">tri1</text:span></text:p>
      <text:p text:style-name="Standard"><text:s text:c="6"/>| <text:span text:style-name="Literal">wire</text:span> <text:s text:c="6"/>| <text:span text:style-name="Literal">wand</text:span> | <text:span text:style-name="Literal">wor</text:span></text:p>
      <text:p text:style-name="Standard">output_variable_type ::= <text:span text:style-name="Literal">integer</text:span> | <text:span text:style-name="Literal">time</text:span></text:p>
      <text:p text:style-name="Standard">real_type ::=</text:p>
      <text:p text:style-name="Standard"><text:s text:c="8"/>real_identifier [ <text:span text:style-name="Literal">=</text:span> constant_expression ]</text:p>
      <text:p text:style-name="Standard"><text:s text:c="6"/>| real_identifier dimension { dimension }</text:p>
      <text:p text:style-name="Standard">variable_type ::=</text:p>
      <text:p text:style-name="Standard"><text:s text:c="8"/>variable_identifier [ <text:span text:style-name="Literal">=</text:span> constant_expression ]</text:p>
      <text:p text:style-name="Standard"><text:s text:c="6"/>| variable_identifier dimension { dimension }</text:p>
      <text:h text:style-name="Heading_20_3" text:outline-level="3">A.2.2.2 Strengths</text:h>
      <text:p text:style-name="Standard">drive_strength ::=</text:p>
      <text:p text:style-name="Standard"><text:s text:c="8"/>( strength0 <text:span text:style-name="Literal">,</text:span> strength1 )</text:p>
      <text:p text:style-name="Standard"><text:s text:c="6"/>| ( strength1 <text:span text:style-name="Literal">,</text:span> strength0 )</text:p>
      <text:p text:style-name="Standard"><text:s text:c="6"/>| ( strength0 <text:span text:style-name="Literal">,</text:span> <text:span text:style-name="Literal">highz1</text:span> )</text:p>
      <text:p text:style-name="Standard"><text:s text:c="6"/>| ( strength1 <text:span text:style-name="Literal">,</text:span> <text:span text:style-name="Literal">highz0</text:span> )</text:p>
      <text:p text:style-name="Standard"><text:s text:c="6"/>| ( <text:span text:style-name="Literal">highz0</text:span> <text:span text:style-name="Literal">,</text:span> strength1 )</text:p>
      <text:p text:style-name="Standard"><text:s text:c="6"/>| ( <text:span text:style-name="Literal">highz1</text:span> <text:span text:style-name="Literal">,</text:span> strength0 )</text:p>
      <text:p text:style-name="Standard">strength0 ::= <text:span text:style-name="Literal">supply0</text:span> | <text:span text:style-name="Literal">strong0</text:span> | <text:span text:style-name="Literal">pull0</text:span> | <text:span text:style-name="Literal">weak0</text:span></text:p>
      <text:p text:style-name="Standard">strength1 ::= <text:span text:style-name="Literal">supply1</text:span> | <text:span text:style-name="Literal">strong1</text:span> | <text:span text:style-name="Literal">pull1</text:span> | <text:span text:style-name="Literal">weak1</text:span></text:p>
      <text:p text:style-name="Standard">charge_strength ::= ( <text:span text:style-name="Literal">small</text:span> ) | ( <text:span text:style-name="Literal">medium</text:span> ) | ( <text:span text:style-name="Literal">large</text:span> )</text:p>
      <text:h text:style-name="Heading_20_3" text:outline-level="3">A.2.2.3 Delays</text:h>
      <text:p text:style-name="Standard">delay3 ::= <text:span text:style-name="Literal">#</text:span> delay_value | <text:span text:style-name="Literal">#</text:span> <text:span text:style-name="Literal">( </text:span>delay_value [ <text:span text:style-name="Literal">,</text:span> delay_value [ <text:span text:style-name="Literal">,</text:span> delay_value ] ] <text:span text:style-name="Literal">)</text:span></text:p>
      <text:p text:style-name="Standard">delay2 ::= <text:span text:style-name="Literal">#</text:span> delay_value | <text:span text:style-name="Literal">#</text:span> <text:span text:style-name="Literal">(</text:span> delay_value [ <text:span text:style-name="Literal">,</text:span> delay_value ] <text:span text:style-name="Literal">)</text:span></text:p>
      <text:p text:style-name="Standard">delay_value ::=</text:p>
      <text:p text:style-name="Standard"><text:s text:c="8"/>unsigned_number</text:p>
      <text:p text:style-name="Standard"><text:s text:c="6"/>| parameter_identifier</text:p>
      <text:p text:style-name="Standard"><text:s text:c="6"/>| specparam_identifier</text:p>
      <text:p text:style-name="Standard"><text:s text:c="6"/>| mintypmax_expression</text:p>
      <text:h text:style-name="Heading_20_2" text:outline-level="2">A.2.3 Declaration lists</text:h>
      <text:p text:style-name="Standard">list_of_event_identifiers ::= event_identifier [ dimension { dimension }]</text:p>
      <text:p text:style-name="Standard"><text:s text:c="13"/>{ <text:span text:style-name="Literal">,</text:span> event_identifier [ dimension { dimension }] }</text:p>
      <text:p text:style-name="Standard">list_of_genvar_identifiers ::= genvar_identifier { <text:span text:style-name="Literal">,</text:span> genvar_identifier }</text:p>
      <text:p text:style-name="Standard">list_of_net_decl_assignments ::= net_decl_assignment { <text:span text:style-name="Literal">,</text:span> net_decl_assignment }</text:p>
      <text:p text:style-name="Standard">list_of_net_identifiers ::= net_identifier [ dimension { dimension }]</text:p>
      <text:p text:style-name="Standard"><text:s text:c="13"/>{ <text:span text:style-name="Literal">,</text:span> net_identifier [ dimension { dimension }] }</text:p>
      <text:p text:style-name="Standard">list_of_param_assignments ::= param_assignment { <text:span text:style-name="Literal">,</text:span> param_assignment }</text:p>
      <text:p text:style-name="Standard">list_of_port_identifiers ::= port_identifier { <text:span text:style-name="Literal">,</text:span> port_identifier }</text:p>
      <text:p text:style-name="Standard">list_of_real_identifiers ::= real_type { <text:span text:style-name="Literal">,</text:span> real_type }</text:p>
      <text:p text:style-name="Standard">list_of_specparam_assignments ::= specparam_assignment { <text:span text:style-name="Literal">,</text:span> specparam_assignment }</text:p>
      <text:p text:style-name="Standard">list_of_variable_identifiers ::= variable_type { <text:span text:style-name="Literal">,</text:span> variable_type }</text:p>
      <text:p text:style-name="Standard">list_of_variable_port_identifiers ::= port_identifier [ <text:span text:style-name="Literal">=</text:span> constant_expression ]</text:p>
      <text:p text:style-name="Standard"><text:s text:c="23"/>{ <text:span text:style-name="Literal">,</text:span> port_identifier [ <text:span text:style-name="Literal">=</text:span> constant_expression ] }</text:p>
      <text:p text:style-name="Standard"/>
      <text:h text:style-name="Heading_20_2" text:outline-level="2">A.2.4 Declaration assignments</text:h>
      <text:p text:style-name="Standard">net_decl_assignment ::= net_identifier <text:span text:style-name="Literal">=</text:span> expression</text:p>
      <text:p text:style-name="Standard">param_assignment ::= parameter_identifier <text:span text:style-name="Literal">=</text:span> constant_expression</text:p>
      <text:p text:style-name="Standard">specparam_assignment ::=</text:p>
      <text:p text:style-name="Standard"><text:s text:c="8"/>specparam_identifier <text:span text:style-name="Literal">=</text:span> constant_mintypmax_expression</text:p>
      <text:p text:style-name="Standard"><text:s text:c="6"/>| pulse_control_specparam</text:p>
      <text:p text:style-name="Standard">pulse_control_specparam ::=</text:p>
      <text:p text:style-name="Standard"><text:s text:c="8"/><text:span text:style-name="Literal">PATHPULSE$</text:span> = <text:span text:style-name="Literal">(</text:span> reject_limit_value [ <text:span text:style-name="Literal">,</text:span> error_limit_value ] <text:span text:style-name="Literal">)</text:span> <text:span text:style-name="Literal">;</text:span></text:p>
      <text:p text:style-name="Standard"><text:s text:c="6"/>|<text:span text:style-name="Literal"> PATHPULSE$</text:span>specify_input_terminal_descriptor<text:span text:style-name="Literal">$</text:span>specify_output_terminal_descriptor</text:p>
      <text:p text:style-name="Standard"><text:s text:c="23"/><text:span text:style-name="Literal">=</text:span> <text:span text:style-name="Literal">(</text:span> reject_limit_value [ <text:span text:style-name="Literal">,</text:span> error_limit_value ] <text:span text:style-name="Literal">)</text:span> <text:span text:style-name="Literal">;</text:span></text:p>
      <text:p text:style-name="Standard">error_limit_value ::= limit_value</text:p>
      <text:p text:style-name="Standard">reject_limit_value ::= limit_value</text:p>
      <text:p text:style-name="Standard">limit_value ::= constant_mintypmax_expression</text:p>
      <text:h text:style-name="Heading_20_2" text:outline-level="2">A.2.5 Declaration ranges</text:h>
      <text:p text:style-name="Standard">dimension ::= <text:span text:style-name="Literal">[</text:span> dimension_constant_expression <text:span text:style-name="Literal">:</text:span> dimension_constant_expression <text:span text:style-name="Literal">]</text:span></text:p>
      <text:p text:style-name="Standard">range ::= <text:span text:style-name="Literal">[</text:span> msb_constant_expression <text:span text:style-name="Literal">:</text:span> lsb_constant_expression <text:span text:style-name="Literal">]</text:span></text:p>
      <text:h text:style-name="Heading_20_2" text:outline-level="2">A.2.6 Function declarations</text:h>
      <text:p text:style-name="Standard">function_declaration ::=</text:p>
      <text:p text:style-name="Standard"><text:s text:c="10"/><text:span text:style-name="Literal">function</text:span> [ <text:span text:style-name="Literal">automatic</text:span> ] [ <text:span text:style-name="Literal">signed</text:span> ] [ range_or_type ] function_identifier <text:span text:style-name="Literal">;</text:span></text:p>
      <text:p text:style-name="Standard"><text:s text:c="10"/>function_item_declaration { function_item_declaration }</text:p>
      <text:p text:style-name="Standard"><text:s text:c="10"/>function_statement</text:p>
      <text:p text:style-name="Standard"><text:s text:c="10"/><text:span text:style-name="Literal">endfunction</text:span></text:p>
      <text:p text:style-name="Standard"><text:s text:c="9"/>| <text:span text:style-name="Literal">function</text:span> [ <text:span text:style-name="Literal">automatic</text:span> ] [ <text:span text:style-name="Literal">signed</text:span> ] [ range_or_type ] function_identifier <text:span text:style-name="Literal">(</text:span> function_port_list <text:span text:style-name="Literal">)</text:span> <text:span text:style-name="Literal">;</text:span></text:p>
      <text:p text:style-name="Standard"><text:s text:c="10"/>block_item_declaration { block_item_declaration }</text:p>
      <text:p text:style-name="Standard"><text:s text:c="10"/>function_statement</text:p>
      <text:p text:style-name="Standard"><text:s text:c="10"/><text:span text:style-name="Literal">endfunction</text:span></text:p>
      <text:p text:style-name="Standard">function_item_declaration ::=</text:p>
      <text:p text:style-name="Standard"><text:s text:c="8"/>block_item_declaration</text:p>
      <text:p text:style-name="Standard"><text:s text:c="6"/>| tf_input_declaration <text:span text:style-name="Literal">;</text:span></text:p>
      <text:p text:style-name="Standard">function_port_list ::= { attribute_instance } tf_input_declaration { <text:span text:style-name="Literal">,</text:span> { attribute_instance }</text:p>
      <text:p text:style-name="Standard"><text:s text:c="18"/>tf_input_declaration }</text:p>
      <text:p text:style-name="Standard">range_or_type ::= range | <text:span text:style-name="Literal">integer</text:span> | <text:span text:style-name="Literal">real</text:span> | <text:span text:style-name="Literal">realtime</text:span> | <text:span text:style-name="Literal">time</text:span></text:p>
      <text:h text:style-name="Heading_20_2" text:outline-level="2">A.2.7 Task declarations</text:h>
      <text:p text:style-name="Standard">task_declaration ::=</text:p>
      <text:p text:style-name="Standard"><text:s text:c="10"/><text:span text:style-name="Literal">task</text:span> [ <text:span text:style-name="Literal">automatic</text:span> ] task_identifier <text:span text:style-name="Literal">;</text:span></text:p>
      <text:p text:style-name="Standard"><text:s text:c="10"/>{ task_item_declaration }</text:p>
      <text:p text:style-name="Standard"><text:s text:c="10"/>statement</text:p>
      <text:p text:style-name="Standard"><text:s text:c="10"/><text:span text:style-name="Literal">endtask</text:span></text:p>
      <text:p text:style-name="Standard"><text:s text:c="8"/>| <text:span text:style-name="Literal">task</text:span> [ <text:span text:style-name="Literal">automatic</text:span> ] task_identifier <text:span text:style-name="Literal">(</text:span> task_port_list <text:span text:style-name="Literal">)</text:span> <text:span text:style-name="Literal">;</text:span></text:p>
      <text:p text:style-name="Standard"><text:s text:c="10"/>{ block_item_declaration }</text:p>
      <text:p text:style-name="Standard"><text:s text:c="10"/>statement</text:p>
      <text:p text:style-name="Standard"><text:s text:c="10"/><text:span text:style-name="Literal">endtask</text:span></text:p>
      <text:p text:style-name="Standard">task_item_declaration ::=</text:p>
      <text:p text:style-name="Standard"><text:s text:c="8"/>block_item_declaration</text:p>
      <text:p text:style-name="Standard"><text:s text:c="6"/>| { attribute_instance } tf_input_declaration <text:span text:style-name="Literal">;</text:span></text:p>
      <text:p text:style-name="Standard"><text:s text:c="6"/>| { attribute_instance } tf_output_declaration <text:span text:style-name="Literal">;</text:span></text:p>
      <text:p text:style-name="Standard"><text:s text:c="6"/>| { attribute_instance } tf_inout_declaration <text:span text:style-name="Literal">;</text:span></text:p>
      <text:p text:style-name="Standard">task_port_list ::= task_port_item { <text:span text:style-name="Literal">,</text:span> task_port_item }</text:p>
      <text:p text:style-name="Standard">task_port_item ::=</text:p>
      <text:p text:style-name="Standard"><text:s text:c="8"/>{ attribute_instance } tf_input_declaration</text:p>
      <text:p text:style-name="Standard"><text:s text:c="6"/>| { attribute_instance } tf_output_declaration</text:p>
      <text:p text:style-name="Standard"><text:s text:c="6"/>| { attribute_instance } tf_inout_declaration</text:p>
      <text:p text:style-name="Standard">tf_input_declaration ::=</text:p>
      <text:p text:style-name="Standard"><text:s text:c="9"/><text:span text:style-name="Literal">input</text:span> [ <text:span text:style-name="Literal">reg</text:span> ] [ <text:span text:style-name="Literal">signed</text:span> ] [ range ] list_of_port_identifiers</text:p>
      <text:p text:style-name="Standard"><text:s text:c="6"/>| <text:span text:style-name="Literal">input</text:span> [ task_port_type ] list_of_port_identifiers</text:p>
      <text:p text:style-name="Standard">tf_output_declaration ::=</text:p>
      <text:p text:style-name="Standard"><text:s text:c="9"/><text:span text:style-name="Literal">output</text:span> [ <text:span text:style-name="Literal">reg</text:span> ] [ <text:span text:style-name="Literal">signed</text:span> ] [ range ] list_of_port_identifiers</text:p>
      <text:p text:style-name="Standard"><text:s text:c="6"/>| <text:span text:style-name="Literal">output</text:span> [ task_port_type ] list_of_port_identifiers</text:p>
      <text:p text:style-name="Standard">tf_inout_declaration ::=</text:p>
      <text:p text:style-name="Standard"><text:s text:c="9"/><text:span text:style-name="Literal">inout</text:span> [ <text:span text:style-name="Literal">reg</text:span> ] [ <text:span text:style-name="Literal">signed</text:span> ] [ range ] list_of_port_identifiers</text:p>
      <text:p text:style-name="Standard"><text:s text:c="6"/>| <text:span text:style-name="Literal">inout</text:span> [ task_port_type ] list_of_port_identifiers</text:p>
      <text:p text:style-name="Standard">task_port_type ::=</text:p>
      <text:p text:style-name="Standard"><text:s text:c="9"/><text:span text:style-name="Literal">time</text:span> | <text:span text:style-name="Literal">real</text:span> | <text:span text:style-name="Literal">realtime</text:span> | <text:span text:style-name="Literal">integer</text:span></text:p>
      <text:h text:style-name="Heading_20_2" text:outline-level="2">A.2.8 Block item declarations</text:h>
      <text:p text:style-name="Standard">block_item_declaration ::=</text:p>
      <text:p text:style-name="Standard"><text:s text:c="8"/>{ attribute_instance } block_reg_declaration</text:p>
      <text:p text:style-name="Standard"><text:s text:c="6"/>| { attribute_instance } event_declaration</text:p>
      <text:p text:style-name="Standard"><text:s text:c="6"/>| { attribute_instance } integer_declaration</text:p>
      <text:p text:style-name="Standard"><text:s text:c="6"/>| { attribute_instance } local_parameter_declaration</text:p>
      <text:p text:style-name="Standard"><text:s text:c="6"/>| { attribute_instance } parameter_declaration</text:p>
      <text:p text:style-name="Standard"><text:s text:c="6"/>| { attribute_instance } real_declaration</text:p>
      <text:p text:style-name="Standard"><text:s text:c="6"/>| { attribute_instance } realtime_declaration</text:p>
      <text:p text:style-name="Standard"><text:s text:c="6"/>| { attribute_instance } time_declaration</text:p>
      <text:p text:style-name="Standard">block_reg_declaration ::= <text:span text:style-name="Literal">reg</text:span> [ <text:span text:style-name="Literal">signed</text:span> ] [ range ]</text:p>
      <text:p text:style-name="Standard"><text:s text:c="14"/>list_of_block_variable_identifiers <text:span text:style-name="Literal">;</text:span></text:p>
      <text:p text:style-name="Standard">list_of_block_variable_identifiers ::=</text:p>
      <text:p text:style-name="Standard"><text:s text:c="14"/>block_variable_type { <text:span text:style-name="Literal">, </text:span>block_variable_type }</text:p>
      <text:p text:style-name="Standard">block_variable_type ::=</text:p>
      <text:p text:style-name="Standard"><text:s text:c="8"/>variable_identifier</text:p>
      <text:p text:style-name="Standard"><text:s text:c="6"/>| variable_identifier dimension { dimension }</text:p>
      <text:p text:style-name="Standard"><text:s text:c="2"/></text:p>
      <text:h text:style-name="Heading_20_1" text:outline-level="1">A.3 Primitive instances</text:h>
      <text:h text:style-name="Heading_20_2" text:outline-level="2">A.3.1 Primitive instantiation and instances</text:h>
      <text:p text:style-name="Standard">gate_instantiation ::=</text:p>
      <text:p text:style-name="Standard"><text:s text:c="8"/>cmos_switchtype [delay3]</text:p>
      <text:p text:style-name="Standard"><text:s text:c="14"/>cmos_switch_instance { <text:span text:style-name="Literal">,</text:span> cmos_switch_instance } <text:span text:style-name="Literal">;</text:span></text:p>
      <text:p text:style-name="Standard"><text:s text:c="6"/>| enable_gatetype [drive_strength] [delay3]</text:p>
      <text:p text:style-name="Standard"><text:s text:c="14"/>enable_gate_instance { <text:span text:style-name="Literal">,</text:span> enable_gate_instance } <text:span text:style-name="Literal">;</text:span></text:p>
      <text:p text:style-name="Standard"><text:s text:c="6"/>| mos_switchtype [delay3]</text:p>
      <text:p text:style-name="Standard"><text:s text:c="14"/>mos_switch_instance { <text:span text:style-name="Literal">,</text:span> mos_switch_instance } <text:span text:style-name="Literal">;</text:span></text:p>
      <text:p text:style-name="Standard"><text:s text:c="6"/>| n_input_gatetype [drive_strength] [delay2]</text:p>
      <text:p text:style-name="Standard"><text:s text:c="14"/>n_input_gate_instance { <text:span text:style-name="Literal">,</text:span> n_input_gate_instance } <text:span text:style-name="Literal">;</text:span></text:p>
      <text:p text:style-name="Standard"><text:s text:c="6"/>| n_output_gatetype [drive_strength] [delay2]</text:p>
      <text:p text:style-name="Standard"><text:s text:c="14"/>n_output_gate_instance { <text:span text:style-name="Literal">,</text:span> n_output_gate_instance } <text:span text:style-name="Literal">;</text:span></text:p>
      <text:p text:style-name="Standard"><text:s text:c="6"/>| pass_en_switchtype [delay2]</text:p>
      <text:p text:style-name="Standard"><text:s text:c="14"/>pass_enable_switch_instance { <text:span text:style-name="Literal">,</text:span> pass_enable_switch_instance } <text:span text:style-name="Literal">;</text:span></text:p>
      <text:p text:style-name="Standard"><text:s text:c="6"/>| pass_switchtype</text:p>
      <text:p text:style-name="Standard"><text:s text:c="14"/>pass_switch_instance { , pass_switch_instance } <text:span text:style-name="Literal">;</text:span></text:p>
      <text:p text:style-name="Standard"><text:s text:c="6"/>| <text:span text:style-name="Literal">pulldown</text:span> [pulldown_strength]</text:p>
      <text:p text:style-name="Standard"><text:s text:c="14"/>pull_gate_instance { , pull_gate_instance } <text:span text:style-name="Literal">;</text:span></text:p>
      <text:p text:style-name="Standard"><text:s text:c="6"/>| <text:span text:style-name="Literal">pullup</text:span> [pullup_strength]</text:p>
      <text:p text:style-name="Standard"><text:s text:c="14"/>pull_gate_instance { <text:span text:style-name="Literal">,</text:span> pull_gate_instance } <text:span text:style-name="Literal">;</text:span></text:p>
      <text:p text:style-name="Standard">cmos_switch_instance ::= [ name_of_gate_instance ] <text:span text:style-name="Literal">(</text:span> output_terminal <text:span text:style-name="Literal">,</text:span> input_terminal <text:span text:style-name="Literal">,</text:span></text:p>
      <text:p text:style-name="Standard"><text:s text:c="13"/>ncontrol_terminal <text:span text:style-name="Literal">,</text:span> pcontrol_terminal <text:span text:style-name="Literal">)</text:span></text:p>
      <text:p text:style-name="Standard">enable_gate_instance ::= [ name_of_gate_instance ] <text:span text:style-name="Literal">(</text:span> output_terminal <text:span text:style-name="Literal">,</text:span> input_terminal <text:span text:style-name="Literal">,</text:span> enable_terminal <text:span text:style-name="Literal">)</text:span></text:p>
      <text:p text:style-name="Standard">mos_switch_instance ::= [ name_of_gate_instance ] <text:span text:style-name="Literal">(</text:span> output_terminal <text:span text:style-name="Literal">,</text:span> input_terminal <text:span text:style-name="Literal">,</text:span> enable_terminal <text:span text:style-name="Literal">)</text:span></text:p>
      <text:p text:style-name="Standard">n_input_gate_instance ::= [ name_of_gate_instance ] <text:span text:style-name="Literal">( </text:span>output_terminal <text:span text:style-name="Literal">,</text:span> input_terminal { <text:span text:style-name="Literal">,</text:span> input_terminal } <text:span text:style-name="Literal">)</text:span></text:p>
      <text:p text:style-name="Standard">n_output_gate_instance ::= [ name_of_gate_instance ] <text:span text:style-name="Literal">(</text:span> output_terminal { <text:span text:style-name="Literal">,</text:span> output_terminal } <text:span text:style-name="Literal">,</text:span></text:p>
      <text:p text:style-name="Standard"><text:s text:c="18"/>input_terminal <text:span text:style-name="Literal">)</text:span></text:p>
      <text:p text:style-name="Standard">pass_switch_instance ::= [ name_of_gate_instance ] <text:span text:style-name="Literal">(</text:span> inout_terminal <text:span text:style-name="Literal">,</text:span> inout_terminal <text:span text:style-name="Literal">)</text:span></text:p>
      <text:p text:style-name="Standard">pass_enable_switch_instance ::= [ name_of_gate_instance ] <text:span text:style-name="Literal">(</text:span> inout_terminal <text:span text:style-name="Literal">,</text:span> inout_terminal <text:span text:style-name="Literal">,</text:span></text:p>
      <text:p text:style-name="Standard"><text:s text:c="18"/>enable_terminal <text:span text:style-name="Literal">)</text:span></text:p>
      <text:p text:style-name="Standard">pull_gate_instance ::= [ name_of_gate_instance ] <text:span text:style-name="Literal">(</text:span> output_terminal <text:span text:style-name="Literal">)</text:span></text:p>
      <text:p text:style-name="Standard">name_of_gate_instance ::= gate_instance_identifier [ range ]</text:p>
      <text:h text:style-name="Heading_20_2" text:outline-level="2">A.3.2 Primitive strengths</text:h>
      <text:p text:style-name="Standard">pulldown_strength ::=</text:p>
      <text:p text:style-name="Standard"><text:s text:c="8"/><text:span text:style-name="Literal">(</text:span> strength0 <text:span text:style-name="Literal">,</text:span> strength1 <text:span text:style-name="Literal">)</text:span></text:p>
      <text:p text:style-name="Standard"><text:s text:c="6"/>| <text:span text:style-name="Literal">(</text:span> strength1 <text:span text:style-name="Literal">,</text:span> strength0 <text:span text:style-name="Literal">)</text:span></text:p>
      <text:p text:style-name="Standard"><text:s text:c="6"/>| <text:span text:style-name="Literal">(</text:span> strength0 <text:span text:style-name="Literal">)</text:span></text:p>
      <text:p text:style-name="Standard">pullup_strength ::=</text:p>
      <text:p text:style-name="Standard"><text:s text:c="8"/><text:span text:style-name="Literal">(</text:span> strength0 <text:span text:style-name="Literal">,</text:span> strength1 <text:span text:style-name="Literal">)</text:span></text:p>
      <text:p text:style-name="Standard"><text:s text:c="6"/>| <text:span text:style-name="Literal">(</text:span> strength1 <text:span text:style-name="Literal">,</text:span> strength0 <text:span text:style-name="Literal">)</text:span></text:p>
      <text:p text:style-name="Standard"><text:s text:c="6"/>| <text:span text:style-name="Literal">(</text:span> strength1 <text:span text:style-name="Literal">)</text:span></text:p>
      <text:h text:style-name="Heading_20_2" text:outline-level="2">A.3.3 Primitive terminals</text:h>
      <text:p text:style-name="Standard">enable_terminal ::= expression</text:p>
      <text:p text:style-name="Standard">inout_terminal ::= net_lvalue</text:p>
      <text:p text:style-name="Standard">input_terminal ::= expression</text:p>
      <text:p text:style-name="Standard">ncontrol_terminal ::= expression</text:p>
      <text:p text:style-name="Standard">output_terminal ::= net_lvalue</text:p>
      <text:p text:style-name="Standard">pcontrol_terminal ::= expression</text:p>
      <text:h text:style-name="Heading_20_2" text:outline-level="2">A.3.4 Primitive gate and switch types</text:h>
      <text:p text:style-name="Standard">cmos_switchtype ::= <text:span text:style-name="Literal">cmos</text:span> | <text:span text:style-name="Literal">rcmos</text:span></text:p>
      <text:p text:style-name="Standard">enable_gatetype ::= <text:span text:style-name="Literal">bufif0</text:span> | <text:span text:style-name="Literal">bufif1</text:span> | <text:span text:style-name="Literal">notif0</text:span> | <text:span text:style-name="Literal">notif1</text:span></text:p>
      <text:p text:style-name="Standard">mos_switchtype ::= <text:span text:style-name="Literal">nmos</text:span> | <text:span text:style-name="Literal">pmos</text:span> | <text:span text:style-name="Literal">rnmos</text:span> | <text:span text:style-name="Literal">rpmos</text:span></text:p>
      <text:p text:style-name="Standard">n_input_gatetype ::= <text:span text:style-name="Literal">and</text:span> | <text:span text:style-name="Literal">nand</text:span> | <text:span text:style-name="Literal">or</text:span> | <text:span text:style-name="Literal">nor</text:span> | <text:span text:style-name="Literal">xor</text:span> | <text:span text:style-name="Literal">xnor</text:span></text:p>
      <text:p text:style-name="Standard">n_output_gatetype ::= <text:span text:style-name="Literal">buf</text:span> | <text:span text:style-name="Literal">not</text:span></text:p>
      <text:p text:style-name="Standard">pass_en_switchtype ::= <text:span text:style-name="Literal">tranif0</text:span> | <text:span text:style-name="Literal">tranif1</text:span> | <text:span text:style-name="Literal">rtranif1</text:span> | <text:span text:style-name="Literal">rtranif0</text:span></text:p>
      <text:p text:style-name="Standard">pass_switchtype ::= <text:span text:style-name="Literal">tran</text:span> | <text:span text:style-name="Literal">rtran</text:span></text:p>
      <text:h text:style-name="Heading_20_1" text:outline-level="1">A.4 Module and generated instantiation</text:h>
      <text:h text:style-name="Heading_20_2" text:outline-level="2">A.4.1 Module instantiation</text:h>
      <text:p text:style-name="Standard">module_instantiation ::=</text:p>
      <text:p text:style-name="Standard"><text:s text:c="8"/>module_identifier [ parameter_value_assignment ]</text:p>
      <text:p text:style-name="Standard"><text:s text:c="10"/>module_instance { <text:span text:style-name="Literal">,</text:span> module_instance } <text:span text:style-name="Literal">;</text:span></text:p>
      <text:p text:style-name="Standard">parameter_value_assignment ::= <text:span text:style-name="Literal">#</text:span> <text:span text:style-name="Literal">(</text:span> list_of_parameter_assignments <text:span text:style-name="Literal">)</text:span></text:p>
      <text:p text:style-name="Standard">list_of_parameter_assignments ::=</text:p>
      <text:p text:style-name="Standard"><text:s text:c="6"/>ordered_parameter_assignment { <text:span text:style-name="Literal">,</text:span> ordered_parameter_assignment } |</text:p>
      <text:p text:style-name="Standard"><text:s text:c="6"/>named_parameter_assignment { <text:span text:style-name="Literal">,</text:span> named_parameter_assignment }</text:p>
      <text:p text:style-name="Standard">ordered_parameter_assignment ::= expression</text:p>
      <text:p text:style-name="Standard">named_parameter_assignment ::= <text:span text:style-name="Literal">.</text:span> parameter_identifier <text:span text:style-name="Literal">(</text:span> [ expression ] <text:span text:style-name="Literal">)</text:span></text:p>
      <text:p text:style-name="Standard">module_instance ::= name_of_instance <text:span text:style-name="Literal">(</text:span> [ list_of_port_connections ] <text:span text:style-name="Literal">)</text:span></text:p>
      <text:p text:style-name="Standard">name_of_instance ::= module_instance_identifier [ range ]</text:p>
      <text:p text:style-name="Standard">list_of_port_connections ::=</text:p>
      <text:p text:style-name="Standard"><text:s text:c="8"/>ordered_port_connection { <text:span text:style-name="Literal">,</text:span> ordered_port_connection }</text:p>
      <text:p text:style-name="Standard"><text:s text:c="6"/>| named_port_connection { <text:span text:style-name="Literal">,</text:span> named_port_connection }</text:p>
      <text:p text:style-name="Standard">ordered_port_connection ::= { attribute_instance } [ expression ]</text:p>
      <text:p text:style-name="Standard">named_port_connection ::= { attribute_instance } <text:span text:style-name="Literal">.</text:span>port_identifier <text:span text:style-name="Literal">( </text:span>[ expression ] <text:span text:style-name="Literal">)</text:span></text:p>
      <text:h text:style-name="Heading_20_2" text:outline-level="2">A.4.2 Generated instantiation</text:h>
      <text:p text:style-name="Standard">generated_instantiation ::= <text:span text:style-name="Literal">generate</text:span> { generate_item } <text:span text:style-name="Literal">endgenerate</text:span></text:p>
      <text:p text:style-name="Standard">generate_item_or_null ::= generate_item | <text:span text:style-name="Literal">;</text:span></text:p>
      <text:p text:style-name="Standard">generate_item ::=</text:p>
      <text:p text:style-name="Standard"><text:s text:c="8"/>generate_conditional_statement</text:p>
      <text:p text:style-name="Standard"><text:s text:c="6"/>| generate_case_statement</text:p>
      <text:p text:style-name="Standard"><text:s text:c="6"/>| generate_loop_statement</text:p>
      <text:p text:style-name="Standard"><text:s text:c="6"/>| generate_block</text:p>
      <text:p text:style-name="Standard"><text:s text:c="6"/>| module_or_generate_item</text:p>
      <text:p text:style-name="Standard"><text:s/>generate_conditional_statement ::=</text:p>
      <text:p text:style-name="Standard"><text:s text:c="8"/><text:span text:style-name="Literal">if</text:span> <text:span text:style-name="Literal">(</text:span> constant_expression <text:span text:style-name="Literal">)</text:span> generate_item_or_null [ <text:span text:style-name="Literal">else</text:span> generate_item_or_null ]</text:p>
      <text:p text:style-name="Standard"><text:s/>generate_case_statement ::= <text:span text:style-name="Literal">case</text:span> ( constant_expression )</text:p>
      <text:p text:style-name="Standard"><text:s text:c="18"/>genvar_case_item { genvar_case_item } <text:span text:style-name="Literal">endcase</text:span></text:p>
      <text:p text:style-name="Standard"><text:s/>genvar_case_item ::= constant_expression { <text:span text:style-name="Literal">,</text:span> constant_expression } <text:span text:style-name="Literal">:</text:span></text:p>
      <text:p text:style-name="Standard"><text:s text:c="18"/>generate_item_or_null | <text:span text:style-name="Literal">default</text:span> [ <text:span text:style-name="Literal">:</text:span> ] generate_item_or_null</text:p>
      <text:p text:style-name="Standard"><text:s/>generate_loop_statement ::= <text:span text:style-name="Literal">for</text:span> <text:span text:style-name="Literal">(</text:span> genvar_assignment <text:span text:style-name="Literal">;</text:span> constant_expression <text:span text:style-name="Literal">;</text:span> genvar_assignment <text:span text:style-name="Literal">)</text:span></text:p>
      <text:p text:style-name="Standard"><text:s text:c="18"/>begin <text:span text:style-name="Literal">:</text:span> generate_block_identifier { generate_item } <text:span text:style-name="Literal">end</text:span></text:p>
      <text:p text:style-name="Standard"><text:s/>genvar_assignment ::= genvar_identifier = constant_expression</text:p>
      <text:p text:style-name="Standard"><text:s/>generate_block ::= <text:span text:style-name="Literal">begin</text:span> [ <text:span text:style-name="Literal">:</text:span> generate_block_identifier ] { generate_item } <text:span text:style-name="Literal">end</text:span></text:p>
      <text:h text:style-name="Heading_20_1" text:outline-level="1">A.5 UDP declaration and instantiation</text:h>
      <text:h text:style-name="Heading_20_2" text:outline-level="2">A.5.1 UDP declaration</text:h>
      <text:p text:style-name="Standard">udp_declaration ::=</text:p>
      <text:p text:style-name="Standard"><text:s text:c="9"/>{ attribute_instance } <text:span text:style-name="Literal">primitive</text:span> udp_identifier <text:span text:style-name="Literal">(</text:span> udp_port_list <text:span text:style-name="Literal">)</text:span> <text:span text:style-name="Literal">;</text:span></text:p>
      <text:p text:style-name="Standard"><text:s text:c="10"/>udp_port_declaration { udp_port_declaration }</text:p>
      <text:p text:style-name="Standard"><text:s text:c="10"/>udp_body</text:p>
      <text:p text:style-name="Standard"><text:s text:c="10"/><text:span text:style-name="Literal">endprimitive</text:span></text:p>
      <text:p text:style-name="Standard"><text:s text:c="8"/>| { attribute_instance } <text:span text:style-name="Literal">primitive</text:span> udp_identifier <text:span text:style-name="Literal">(</text:span> udp_declaration_port_list <text:span text:style-name="Literal">)</text:span> <text:span text:style-name="Literal">;</text:span></text:p>
      <text:p text:style-name="Standard"><text:s text:c="10"/>udp_body</text:p>
      <text:p text:style-name="Standard"><text:s text:c="10"/><text:span text:style-name="Literal">endprimitive</text:span></text:p>
      <text:h text:style-name="Heading_20_2" text:outline-level="2">A.5.2 UDP ports</text:h>
      <text:p text:style-name="Standard">udp_port_list ::= output_port_identifier <text:span text:style-name="Literal">,</text:span> input_port_identifier { <text:span text:style-name="Literal">,</text:span> input_port_identifier }</text:p>
      <text:p text:style-name="Standard">udp_declaration_port_list ::=</text:p>
      <text:p text:style-name="Standard"><text:s text:c="6"/>udp_output_declaration <text:span text:style-name="Literal">,</text:span> udp_input_declaration { <text:span text:style-name="Literal">,</text:span> udp_input_declaration }</text:p>
      <text:p text:style-name="Standard">udp_port_declaration ::=</text:p>
      <text:p text:style-name="Standard"><text:s text:c="8"/>udp_output_declaration <text:span text:style-name="Literal">;</text:span></text:p>
      <text:p text:style-name="Standard"><text:s text:c="6"/>| udp_input_declaration <text:span text:style-name="Literal">;</text:span></text:p>
      <text:p text:style-name="Standard"><text:s text:c="6"/>| udp_reg_declaration <text:span text:style-name="Literal">;</text:span></text:p>
      <text:p text:style-name="Standard">udp_output_declaration ::=</text:p>
      <text:p text:style-name="Standard"><text:s text:c="8"/>{ attribute_instance } <text:span text:style-name="Literal">output</text:span> port_identifier</text:p>
      <text:p text:style-name="Standard"><text:s text:c="6"/>| { attribute_instance } <text:span text:style-name="Literal">output</text:span> <text:span text:style-name="Literal">reg</text:span> port_identifier [ <text:span text:style-name="Literal">=</text:span> constant_expression ]</text:p>
      <text:p text:style-name="Standard">udp_input_declaration ::= { attribute_instance } <text:span text:style-name="Literal">input</text:span> list_of_port_identifiers</text:p>
      <text:p text:style-name="Standard">udp_reg_declaration ::= { attribute_instance } <text:span text:style-name="Literal">reg</text:span> variable_identifier</text:p>
      <text:h text:style-name="Heading_20_2" text:outline-level="2">A.5.3 UDP body</text:h>
      <text:p text:style-name="Standard">udp_body ::= combinational_body | sequential_body</text:p>
      <text:p text:style-name="Standard">combinational_body ::= <text:span text:style-name="Literal">table</text:span> combinational_entry { combinational_entry } <text:span text:style-name="Literal">endtable</text:span></text:p>
      <text:p text:style-name="Standard">combinational_entry ::= level_input_list <text:span text:style-name="Literal">:</text:span> output_symbol <text:span text:style-name="Literal">;</text:span></text:p>
      <text:p text:style-name="Standard">sequential_body ::= [ udp_initial_statement ] <text:span text:style-name="Literal">table</text:span> sequential_entry { sequential_entry } <text:span text:style-name="Literal">endtable</text:span></text:p>
      <text:p text:style-name="Standard">udp_initial_statement ::= <text:span text:style-name="Literal">initial</text:span> output_port_identifier <text:span text:style-name="Literal">=</text:span> init_val <text:span text:style-name="Literal">;</text:span></text:p>
      <text:p text:style-name="Standard">init_val ::= <text:span text:style-name="Literal">1’b0</text:span> | <text:span text:style-name="Literal">1’b1</text:span> | <text:span text:style-name="Literal">1’bx</text:span> | <text:span text:style-name="Literal">1’bX</text:span> | <text:span text:style-name="Literal">1’B0</text:span> | <text:span text:style-name="Literal">1’B1</text:span> | <text:span text:style-name="Literal">1’Bx</text:span> | <text:span text:style-name="Literal">1’BX</text:span> | <text:span text:style-name="Literal">1</text:span> | <text:span text:style-name="Literal">0</text:span></text:p>
      <text:p text:style-name="Standard">sequential_entry ::= seq_input_list <text:span text:style-name="Literal">:</text:span> current_state <text:span text:style-name="Literal">:</text:span> next_state <text:span text:style-name="Literal">;</text:span></text:p>
      <text:p text:style-name="Standard">seq_input_list ::= level_input_list | edge_input_list</text:p>
      <text:p text:style-name="Standard">level_input_list ::= level_symbol { level_symbol }</text:p>
      <text:p text:style-name="Standard">edge_input_list ::= { level_symbol } edge_indicator { level_symbol }</text:p>
      <text:p text:style-name="Standard">edge_indicator ::= ( level_symbol level_symbol ) | edge_symbol</text:p>
      <text:p text:style-name="Standard">current_state ::= level_symbol</text:p>
      <text:p text:style-name="Standard">next_state ::= output_symbol | <text:span text:style-name="Literal">-</text:span></text:p>
      <text:p text:style-name="Standard">output_symbol ::= <text:span text:style-name="Literal">0</text:span> | <text:span text:style-name="Literal">1</text:span> | <text:span text:style-name="Literal">x</text:span> | <text:span text:style-name="Literal">X</text:span></text:p>
      <text:p text:style-name="Standard">level_symbol ::= <text:span text:style-name="Literal">0</text:span> | <text:span text:style-name="Literal">1</text:span> | <text:span text:style-name="Literal">x</text:span> | <text:span text:style-name="Literal">X</text:span> | <text:span text:style-name="Literal">?</text:span> | <text:span text:style-name="Literal">b</text:span> | <text:span text:style-name="Literal">B</text:span></text:p>
      <text:p text:style-name="Standard">edge_symbol ::= <text:span text:style-name="Literal">r</text:span> | <text:span text:style-name="Literal">R</text:span> | <text:span text:style-name="Literal">f</text:span> | <text:span text:style-name="Literal">F</text:span> | <text:span text:style-name="Literal">p</text:span> | <text:span text:style-name="Literal">P</text:span> | <text:span text:style-name="Literal">n</text:span> | <text:span text:style-name="Literal">N</text:span> |<text:span text:style-name="Literal"> *</text:span></text:p>
      <text:h text:style-name="Heading_20_2" text:outline-level="2">A.5.4 UDP instantiation</text:h>
      <text:p text:style-name="Standard">udp_instantiation ::= udp_identifier [ drive_strength ] [ delay2 ]</text:p>
      <text:p text:style-name="Standard"><text:s text:c="36"/>udp_instance { <text:span text:style-name="Literal">,</text:span> udp_instance } <text:span text:style-name="Literal">;</text:span></text:p>
      <text:p text:style-name="Standard">udp_instance ::= [ name_of_udp_instance ] <text:span text:style-name="Literal">( </text:span>output_terminal <text:span text:style-name="Literal">,</text:span> input_terminal</text:p>
      <text:p text:style-name="Standard"><text:s text:c="35"/>{ <text:span text:style-name="Literal">,</text:span> input_terminal } <text:span text:style-name="Literal">)</text:span></text:p>
      <text:p text:style-name="Standard">name_of_udp_instance ::= udp_instance_identifier [ range ]</text:p>
      <text:h text:style-name="Heading_20_1" text:outline-level="1">A.6 Behavioral statements</text:h>
      <text:h text:style-name="Heading_20_2" text:outline-level="2">A.6.1 Continuous assignment statements</text:h>
      <text:p text:style-name="Standard">continuous_assign ::= <text:span text:style-name="Literal">assign</text:span> [ drive_strength ] [ delay3 ] list_of_net_assignments <text:span text:style-name="Literal">;</text:span></text:p>
      <text:p text:style-name="Standard">list_of_net_assignments ::= net_assignment { <text:span text:style-name="Literal">,</text:span> net_assignment }</text:p>
      <text:p text:style-name="Standard">net_assignment ::= net_lvalue <text:span text:style-name="Literal">=</text:span> expression</text:p>
      <text:h text:style-name="Heading_20_2" text:outline-level="2">A.6.2 Procedural blocks and assignments</text:h>
      <text:p text:style-name="Standard">initial_construct ::= <text:span text:style-name="Literal">initial</text:span> statement</text:p>
      <text:p text:style-name="Standard">always_construct ::= <text:span text:style-name="Literal">always</text:span> statement</text:p>
      <text:p text:style-name="Standard">blocking_assignment ::= variable_lvalue <text:span text:style-name="Literal">=</text:span> [ delay_or_event_control ] expression</text:p>
      <text:p text:style-name="Standard">nonblocking_assignment ::= variable_lvalue <text:span text:style-name="Literal">&lt;=</text:span> [ delay_or_event_control ] expression</text:p>
      <text:p text:style-name="Standard">procedural_continuous_assignments ::=</text:p>
      <text:p text:style-name="Standard"><text:s text:c="8"/><text:span text:style-name="Literal">assign</text:span> variable_assignment</text:p>
      <text:p text:style-name="Standard"><text:s text:c="6"/>| <text:span text:style-name="Literal">deassign</text:span> variable_lvalue</text:p>
      <text:p text:style-name="Standard"><text:s text:c="6"/>| <text:span text:style-name="Literal">force</text:span> variable_assignment</text:p>
      <text:p text:style-name="Standard"><text:s text:c="6"/>| <text:span text:style-name="Literal">force</text:span> net_assignment</text:p>
      <text:p text:style-name="Standard"><text:s text:c="6"/>| <text:span text:style-name="Literal">release</text:span> variable_lvalue</text:p>
      <text:p text:style-name="Standard"><text:s text:c="6"/>| <text:span text:style-name="Literal">release</text:span> net_lvalue</text:p>
      <text:p text:style-name="Standard"><text:s/>function_blocking_assignment ::= variable_lvalue <text:span text:style-name="Literal">=</text:span> expression</text:p>
      <text:p text:style-name="Standard"><text:s/>function_statement_or_null ::=</text:p>
      <text:p text:style-name="Standard"><text:s text:c="8"/>function_statement</text:p>
      <text:p text:style-name="Standard"><text:s text:c="6"/>| { attribute_instance } <text:span text:style-name="Literal">;</text:span></text:p>
      <text:h text:style-name="Heading_20_2" text:outline-level="2">A.6.3 Parallel and sequential blocks</text:h>
      <text:p text:style-name="Standard">function_seq_block ::= <text:span text:style-name="Literal">begin</text:span> [ <text:span text:style-name="Literal">:</text:span> block_identifier</text:p>
      <text:p text:style-name="Standard"><text:s text:c="12"/>{ block_item_declaration } ] { function_statement } <text:span text:style-name="Literal">end</text:span></text:p>
      <text:p text:style-name="Standard">variable_assignment ::= variable_lvalue <text:span text:style-name="Literal">=</text:span> expression</text:p>
      <text:p text:style-name="Standard">par_block ::= <text:span text:style-name="Literal">fork</text:span> [ <text:span text:style-name="Literal">:</text:span> block_identifier</text:p>
      <text:p text:style-name="Standard"><text:s text:c="14"/>{ block_item_declaration } ] { statement } <text:span text:style-name="Literal">join</text:span></text:p>
      <text:p text:style-name="Standard">seq_block ::= <text:span text:style-name="Literal">begin</text:span> [ <text:span text:style-name="Literal">:</text:span> block_identifier</text:p>
      <text:p text:style-name="Standard"><text:s text:c="12"/>{ block_item_declaration } ] { statement } <text:span text:style-name="Literal">end</text:span></text:p>
      <text:h text:style-name="Heading_20_2" text:outline-level="2">A.6.4 Statements</text:h>
      <text:p text:style-name="Standard">statement ::=</text:p>
      <text:p text:style-name="Standard"><text:s text:c="8"/>{ attribute_instance } blocking_assignment <text:span text:style-name="Literal">;</text:span></text:p>
      <text:p text:style-name="Standard"><text:s text:c="6"/>| { attribute_instance } case_statement</text:p>
      <text:p text:style-name="Standard"><text:s text:c="6"/>| { attribute_instance } conditional_statement</text:p>
      <text:p text:style-name="Standard"><text:s text:c="6"/>| { attribute_instance } disable_statement</text:p>
      <text:p text:style-name="Standard"><text:s text:c="6"/>| { attribute_instance } event_trigger</text:p>
      <text:p text:style-name="Standard"><text:s text:c="6"/>| { attribute_instance } loop_statement</text:p>
      <text:p text:style-name="Standard"><text:s text:c="6"/>| { attribute_instance } nonblocking_assignment <text:span text:style-name="Literal">;</text:span></text:p>
      <text:p text:style-name="Standard"><text:s text:c="6"/>| { attribute_instance } par_block</text:p>
      <text:p text:style-name="Standard"><text:s text:c="6"/>| { attribute_instance } procedural_continuous_assignments <text:span text:style-name="Literal">;</text:span></text:p>
      <text:p text:style-name="Standard"><text:s text:c="6"/>| { attribute_instance } procedural_timing_control_statement</text:p>
      <text:p text:style-name="Standard"><text:s text:c="6"/>| { attribute_instance } seq_block</text:p>
      <text:p text:style-name="Standard"><text:s text:c="6"/>| { attribute_instance } system_task_enable</text:p>
      <text:p text:style-name="Standard"><text:s text:c="6"/>| { attribute_instance } task_enable</text:p>
      <text:p text:style-name="Standard"><text:s text:c="6"/>| { attribute_instance } wait_statement</text:p>
      <text:p text:style-name="Standard">statement_or_null ::=</text:p>
      <text:p text:style-name="Standard"><text:s text:c="8"/>statement</text:p>
      <text:p text:style-name="Standard"><text:s text:c="6"/>| { attribute_instance } <text:span text:style-name="Literal">;</text:span></text:p>
      <text:p text:style-name="Standard">function_statement ::=</text:p>
      <text:p text:style-name="Standard"><text:s text:c="8"/>{ attribute_instance } function_blocking_assignment <text:span text:style-name="Literal">;</text:span></text:p>
      <text:p text:style-name="Standard"><text:s text:c="6"/>| { attribute_instance } function_case_statement</text:p>
      <text:p text:style-name="Standard"><text:s text:c="6"/>| { attribute_instance } function_conditional_statement</text:p>
      <text:p text:style-name="Standard"><text:s text:c="6"/>| { attribute_instance } function_loop_statement</text:p>
      <text:p text:style-name="Standard"><text:s text:c="6"/>| { attribute_instance } function_seq_block</text:p>
      <text:p text:style-name="Standard"><text:s text:c="6"/>| { attribute_instance } disable_statement</text:p>
      <text:p text:style-name="Standard"><text:s text:c="6"/>| { attribute_instance } system_task_enable</text:p>
      <text:h text:style-name="Heading_20_2" text:outline-level="2">A.6.5 Timing control statements</text:h>
      <text:p text:style-name="Standard">delay_control ::=</text:p>
      <text:p text:style-name="Standard"><text:s text:c="8"/><text:span text:style-name="Literal">#</text:span> delay_value</text:p>
      <text:p text:style-name="Standard"><text:s text:c="6"/>| <text:span text:style-name="Literal">#</text:span> <text:span text:style-name="Literal">(</text:span> mintypmax_expression <text:span text:style-name="Literal">)</text:span></text:p>
      <text:p text:style-name="Standard">delay_or_event_control ::=</text:p>
      <text:p text:style-name="Standard"><text:s text:c="7"/>delay_control</text:p>
      <text:p text:style-name="Standard"><text:s text:c="5"/>| event_control</text:p>
      <text:p text:style-name="Standard"><text:s text:c="5"/>| <text:span text:style-name="Literal">repeat</text:span> <text:span text:style-name="Literal">(</text:span> expression <text:span text:style-name="Literal">)</text:span> event_control</text:p>
      <text:p text:style-name="Standard">disable_statement ::=</text:p>
      <text:p text:style-name="Standard"><text:s text:c="7"/><text:span text:style-name="Literal">disable</text:span> hierarchical_task_identifier <text:span text:style-name="Literal">;</text:span></text:p>
      <text:p text:style-name="Standard"><text:s text:c="5"/>| <text:span text:style-name="Literal">disable</text:span> hierarchical_block_identifier <text:span text:style-name="Literal">;</text:span></text:p>
      <text:p text:style-name="Standard">event_control ::=</text:p>
      <text:p text:style-name="Standard"><text:s text:c="7"/><text:span text:style-name="Literal">@</text:span> event_identifier</text:p>
      <text:p text:style-name="Standard"><text:s text:c="5"/>| <text:span text:style-name="Literal">@</text:span> ( event_expression )</text:p>
      <text:p text:style-name="Standard"><text:s text:c="5"/>| <text:span text:style-name="Literal">@*</text:span></text:p>
      <text:p text:style-name="Standard"><text:s text:c="5"/>| <text:span text:style-name="Literal">@</text:span> <text:span text:style-name="Literal">(*)</text:span></text:p>
      <text:p text:style-name="Standard">event_trigger ::=</text:p>
      <text:p text:style-name="Standard"><text:s text:c="7"/>-&gt; hierarchical_event_identifier <text:span text:style-name="Literal">;</text:span></text:p>
      <text:p text:style-name="Standard">event_expression ::=</text:p>
      <text:p text:style-name="Standard"><text:s text:c="7"/>expression</text:p>
      <text:p text:style-name="Standard"><text:s text:c="5"/>| hierarchical_identifier</text:p>
      <text:p text:style-name="Standard"><text:s text:c="5"/>| <text:span text:style-name="Literal">posedge</text:span> expression</text:p>
      <text:p text:style-name="Standard"><text:s text:c="5"/>| <text:span text:style-name="Literal">negedge</text:span> expression</text:p>
      <text:p text:style-name="Standard"><text:s text:c="5"/>| event_expression <text:span text:style-name="Literal">or</text:span> event_expression</text:p>
      <text:p text:style-name="Standard"><text:s text:c="5"/>| event_expression <text:span text:style-name="Literal">,</text:span> event_expression</text:p>
      <text:p text:style-name="Standard">procedural_timing_control_statement ::=</text:p>
      <text:p text:style-name="Standard"><text:s text:c="7"/>delay_or_event_control statement_or_null</text:p>
      <text:p text:style-name="Standard">wait_statement ::=</text:p>
      <text:p text:style-name="Standard"><text:s text:c="7"/><text:span text:style-name="Literal">wait</text:span> <text:span text:style-name="Literal">(</text:span> expression <text:span text:style-name="Literal">)</text:span> statement_or_null</text:p>
      <text:h text:style-name="Heading_20_2" text:outline-level="2">A.6.6 Conditional statements</text:h>
      <text:p text:style-name="Standard">conditional_statement ::=</text:p>
      <text:p text:style-name="Standard"><text:s text:c="7"/><text:span text:style-name="Literal">if</text:span> <text:span text:style-name="Literal">(</text:span> expression <text:span text:style-name="Literal">)</text:span></text:p>
      <text:p text:style-name="Standard"><text:s text:c="13"/>statement_or_null [ <text:span text:style-name="Literal">else</text:span> statement_or_null ]</text:p>
      <text:p text:style-name="Standard"><text:s text:c="5"/>| if_else_if_statement</text:p>
      <text:p text:style-name="Standard">if_else_if_statement ::=</text:p>
      <text:p text:style-name="Standard"><text:s text:c="7"/><text:span text:style-name="Literal">if</text:span> <text:span text:style-name="Literal">(</text:span> expression <text:span text:style-name="Literal">)</text:span> statement_or_null</text:p>
      <text:p text:style-name="Standard"><text:s text:c="6"/>{ <text:span text:style-name="Literal">else</text:span> <text:span text:style-name="Literal">if</text:span> <text:span text:style-name="Literal">(</text:span> expression <text:span text:style-name="Literal">)</text:span> statement_or_null }</text:p>
      <text:p text:style-name="Standard"><text:s text:c="6"/>[ <text:span text:style-name="Literal">else</text:span> statement_or_null ]</text:p>
      <text:p text:style-name="Standard">function_conditional_statement ::=</text:p>
      <text:p text:style-name="Standard"><text:s text:c="7"/><text:span text:style-name="Literal">if</text:span> <text:span text:style-name="Literal">(</text:span> expression <text:span text:style-name="Literal">)</text:span> function_statement_or_null</text:p>
      <text:p text:style-name="Standard"><text:s text:c="13"/>[ <text:span text:style-name="Literal">else</text:span> function_statement_or_null ]</text:p>
      <text:p text:style-name="Standard"><text:s text:c="5"/>| function_if_else_if_statement</text:p>
      <text:p text:style-name="Standard">function_if_else_if_statement ::=</text:p>
      <text:p text:style-name="Standard"><text:s text:c="7"/><text:span text:style-name="Literal">if</text:span> <text:span text:style-name="Literal">(</text:span> expression <text:span text:style-name="Literal">)</text:span> function_statement_or_null</text:p>
      <text:p text:style-name="Standard"><text:s text:c="6"/>{ <text:span text:style-name="Literal">else if</text:span> <text:span text:style-name="Literal">( </text:span>expression <text:span text:style-name="Literal">)</text:span> function_statement_or_null }</text:p>
      <text:p text:style-name="Standard"><text:s text:c="7"/>[ <text:span text:style-name="Literal">else</text:span> function_statement_or_null ]</text:p>
      <text:h text:style-name="Heading_20_2" text:outline-level="2">A.6.7 Case statements</text:h>
      <text:p text:style-name="Standard">case_statement ::=</text:p>
      <text:p text:style-name="Standard"><text:s text:c="8"/><text:span text:style-name="Literal">case</text:span> <text:span text:style-name="Literal">(</text:span> expression <text:span text:style-name="Literal">)</text:span></text:p>
      <text:p text:style-name="Standard"><text:s text:c="14"/>case_item { case_item } <text:span text:style-name="Literal">endcase</text:span></text:p>
      <text:p text:style-name="Standard"><text:s text:c="6"/>| <text:span text:style-name="Literal">casez</text:span> <text:span text:style-name="Literal">(</text:span> expression <text:span text:style-name="Literal">)</text:span></text:p>
      <text:p text:style-name="Standard"><text:s text:c="14"/>case_item { case_item } <text:span text:style-name="Literal">endcase</text:span></text:p>
      <text:p text:style-name="Standard"><text:s text:c="6"/>| <text:span text:style-name="Literal">casex</text:span> <text:span text:style-name="Literal">(</text:span> expression <text:span text:style-name="Literal">)</text:span></text:p>
      <text:p text:style-name="Standard"><text:s text:c="14"/>case_item { case_item } <text:span text:style-name="Literal">endcase</text:span></text:p>
      <text:p text:style-name="Standard">case_item ::=</text:p>
      <text:p text:style-name="Standard"><text:s text:c="8"/>expression { <text:span text:style-name="Literal">,</text:span> expression } <text:span text:style-name="Literal">:</text:span> statement_or_null</text:p>
      <text:p text:style-name="Standard"><text:s text:c="6"/>| <text:span text:style-name="Literal">default</text:span> [ <text:span text:style-name="Literal">:</text:span> ] statement_or_null</text:p>
      <text:p text:style-name="Standard">function_case_statement ::=</text:p>
      <text:p text:style-name="Standard"><text:s text:c="8"/><text:span text:style-name="Literal">case</text:span> <text:span text:style-name="Literal">(</text:span> expression <text:span text:style-name="Literal">)</text:span></text:p>
      <text:p text:style-name="Standard"><text:s text:c="14"/>function_case_item { function_case_item } <text:span text:style-name="Literal">endcase</text:span></text:p>
      <text:p text:style-name="Standard"><text:s text:c="6"/>| <text:span text:style-name="Literal">casez</text:span> <text:span text:style-name="Literal">(</text:span> expression <text:span text:style-name="Literal">)</text:span></text:p>
      <text:p text:style-name="Standard"><text:s text:c="14"/>function_case_item { function_case_item } <text:span text:style-name="Literal">endcase</text:span></text:p>
      <text:p text:style-name="Standard"><text:s text:c="6"/>| <text:span text:style-name="Literal">casex</text:span> <text:span text:style-name="Literal">(</text:span> expression <text:span text:style-name="Literal">)</text:span></text:p>
      <text:p text:style-name="Standard"><text:s text:c="14"/>function_case_item { function_case_item } <text:span text:style-name="Literal">endcase</text:span></text:p>
      <text:p text:style-name="Standard">function_case_item ::=</text:p>
      <text:p text:style-name="Standard"><text:s text:c="8"/>expression { <text:span text:style-name="Literal">,</text:span> expression } <text:span text:style-name="Literal">:</text:span> function_statement_or_null</text:p>
      <text:p text:style-name="Standard"><text:s text:c="6"/>| <text:span text:style-name="Literal">default</text:span> [ <text:span text:style-name="Literal">:</text:span> ] function_statement_or_null</text:p>
      <text:h text:style-name="Heading_20_2" text:outline-level="2">A.6.8 Looping statements</text:h>
      <text:p text:style-name="Standard">function_loop_statement ::=</text:p>
      <text:p text:style-name="Standard"><text:s text:c="8"/><text:span text:style-name="Literal">forever</text:span> function_statement</text:p>
      <text:p text:style-name="Standard"><text:s text:c="6"/>| <text:span text:style-name="Literal">repeat</text:span> <text:span text:style-name="Literal">(</text:span> expression <text:span text:style-name="Literal">)</text:span> function_statement</text:p>
      <text:p text:style-name="Standard"><text:s text:c="6"/>| <text:span text:style-name="Literal">while</text:span> <text:span text:style-name="Literal">(</text:span> expression <text:span text:style-name="Literal">)</text:span> function_statement</text:p>
      <text:p text:style-name="Standard"><text:s text:c="6"/>| <text:span text:style-name="Literal">for</text:span> <text:span text:style-name="Literal">(</text:span> variable_assignment <text:span text:style-name="Literal">;</text:span> expression <text:span text:style-name="Literal">;</text:span> variable_assignment <text:span text:style-name="Literal">)</text:span></text:p>
      <text:p text:style-name="Standard"><text:s text:c="14"/>function_statement</text:p>
      <text:p text:style-name="Standard">loop_statement ::=</text:p>
      <text:p text:style-name="Standard"><text:s text:c="8"/><text:span text:style-name="Literal">forever</text:span> statement</text:p>
      <text:p text:style-name="Standard"><text:s text:c="6"/>| <text:span text:style-name="Literal">repeat</text:span> <text:span text:style-name="Literal">(</text:span> expression <text:span text:style-name="Literal">)</text:span> statement</text:p>
      <text:p text:style-name="Standard"><text:s text:c="6"/>| <text:span text:style-name="Literal">while</text:span> <text:span text:style-name="Literal">(</text:span> expression <text:span text:style-name="Literal">)</text:span> statement</text:p>
      <text:p text:style-name="Standard"><text:s text:c="6"/>| <text:span text:style-name="Literal">for</text:span> <text:span text:style-name="Literal">(</text:span> variable_assignment <text:span text:style-name="Literal">;</text:span> expression <text:span text:style-name="Literal">;</text:span> variable_assignment <text:span text:style-name="Literal">)</text:span></text:p>
      <text:p text:style-name="Standard"><text:s text:c="14"/>statement</text:p>
      <text:h text:style-name="Heading_20_2" text:outline-level="2">A.6.9 Task enable statements</text:h>
      <text:p text:style-name="Standard">system_task_enable ::= system_task_identifier [ <text:span text:style-name="Literal">(</text:span> expression { <text:span text:style-name="Literal">,</text:span> expression } <text:span text:style-name="Literal">)</text:span> ] <text:span text:style-name="Literal">;</text:span></text:p>
      <text:p text:style-name="Standard">task_enable ::= hierarchical_task_identifier [ <text:span text:style-name="Literal">(</text:span> expression { <text:span text:style-name="Literal">,</text:span> expression } <text:span text:style-name="Literal">)</text:span> ] <text:span text:style-name="Literal">;</text:span></text:p>
      <text:h text:style-name="Heading_20_1" text:outline-level="1">A.7 Specify section</text:h>
      <text:h text:style-name="Heading_20_2" text:outline-level="2">A.7.1 Specify block declaration</text:h>
      <text:p text:style-name="Standard">specify_block ::= <text:span text:style-name="Literal">specify</text:span> { specify_item } <text:span text:style-name="Literal">endspecify</text:span></text:p>
      <text:p text:style-name="Standard">specify_item ::=</text:p>
      <text:p text:style-name="Standard"><text:s text:c="8"/>specparam_declaration</text:p>
      <text:p text:style-name="Standard"><text:s text:c="6"/>| pulsestyle_declaration</text:p>
      <text:p text:style-name="Standard"><text:s text:c="6"/>| showcancelled_declaration</text:p>
      <text:p text:style-name="Standard"><text:s text:c="6"/>| path_declaration</text:p>
      <text:p text:style-name="Standard"><text:s text:c="6"/>| system_timing_check</text:p>
      <text:p text:style-name="Standard">pulsestyle_declaration ::=</text:p>
      <text:p text:style-name="Standard"><text:s text:c="8"/><text:span text:style-name="Literal">pulsestyle_onevent</text:span> list_of_path_outputs <text:span text:style-name="Literal">;</text:span></text:p>
      <text:p text:style-name="Standard"><text:s text:c="5"/>| <text:span text:style-name="Literal">pulsestyle_ondetect</text:span> list_of_path_outputs <text:span text:style-name="Literal">;</text:span></text:p>
      <text:p text:style-name="Standard">showcancelled_declaration ::=</text:p>
      <text:p text:style-name="Standard"><text:s text:c="8"/><text:span text:style-name="Literal">showcancelled</text:span> list_of_path_outputs <text:span text:style-name="Literal">;</text:span></text:p>
      <text:p text:style-name="Standard"><text:s text:c="6"/>| <text:span text:style-name="Literal">noshowcancelled</text:span> list_of_path_outputs <text:span text:style-name="Literal">;</text:span></text:p>
      <text:h text:style-name="Heading_20_2" text:outline-level="2">A.7.2 Specify path declarations</text:h>
      <text:p text:style-name="Standard">path_declaration ::=</text:p>
      <text:p text:style-name="Standard"><text:s text:c="8"/>simple_path_declaration <text:span text:style-name="Literal">;</text:span></text:p>
      <text:p text:style-name="Standard"><text:s text:c="6"/>| edge_sensitive_path_declaration <text:span text:style-name="Literal">;</text:span></text:p>
      <text:p text:style-name="Standard"><text:s text:c="6"/>| state_dependent_path_declaration <text:span text:style-name="Literal">;</text:span></text:p>
      <text:p text:style-name="Standard">simple_path_declaration ::=</text:p>
      <text:p text:style-name="Standard"><text:s text:c="8"/>parallel_path_description = path_delay_value</text:p>
      <text:p text:style-name="Standard"><text:s text:c="6"/>| full_path_description = path_delay_value</text:p>
      <text:p text:style-name="Standard">parallel_path_description ::=</text:p>
      <text:p text:style-name="Standard"><text:s text:c="6"/><text:span text:style-name="Literal">(</text:span> specify_input_terminal_descriptor [ polarity_operator ] <text:span text:style-name="Literal">=&gt;</text:span> specify_output_terminal_descriptor <text:span text:style-name="Literal">)</text:span></text:p>
      <text:p text:style-name="Standard">full_path_description ::=</text:p>
      <text:p text:style-name="Standard"><text:s text:c="6"/><text:span text:style-name="Literal">(</text:span> list_of_path_inputs [ polarity_operator ] <text:span text:style-name="Literal">*&gt;</text:span> list_of_path_outputs <text:span text:style-name="Literal">)</text:span></text:p>
      <text:p text:style-name="Standard">list_of_path_inputs ::=</text:p>
      <text:p text:style-name="Standard"><text:s text:c="8"/>specify_input_terminal_descriptor { <text:span text:style-name="Literal">,</text:span> specify_input_terminal_descriptor }</text:p>
      <text:p text:style-name="Standard">list_of_path_outputs ::=</text:p>
      <text:p text:style-name="Standard"><text:s text:c="8"/>specify_output_terminal_descriptor { <text:span text:style-name="Literal">,</text:span> specify_output_terminal_descriptor }</text:p>
      <text:h text:style-name="Heading_20_2" text:outline-level="2">A.7.3 Specify block terminals</text:h>
      <text:p text:style-name="Standard">specify_input_terminal_descriptor ::=</text:p>
      <text:p text:style-name="Standard"><text:s text:c="8"/>input_identifier</text:p>
      <text:p text:style-name="Standard"><text:s text:c="6"/>| input_identifier <text:span text:style-name="Literal">[</text:span> constant_expression <text:span text:style-name="Literal">]</text:span></text:p>
      <text:p text:style-name="Standard"><text:s text:c="6"/>| input_identifier <text:span text:style-name="Literal">[</text:span> range_expression <text:span text:style-name="Literal">]</text:span></text:p>
      <text:p text:style-name="Standard">specify_output_terminal_descriptor ::=</text:p>
      <text:p text:style-name="Standard"><text:s text:c="8"/>output_identifier</text:p>
      <text:p text:style-name="Standard"><text:s text:c="6"/>| output_identifier <text:span text:style-name="Literal">[</text:span> constant_expression <text:span text:style-name="Literal">]</text:span></text:p>
      <text:p text:style-name="Standard"><text:s text:c="6"/>| output_identifier <text:span text:style-name="Literal">[</text:span> range_expression <text:span text:style-name="Literal">]</text:span></text:p>
      <text:p text:style-name="Standard">input_identifier ::= input_port_identifier | inout_port_identifier</text:p>
      <text:p text:style-name="Standard">output_identifier ::= output_port_identifier | inout_port_identifier</text:p>
      <text:h text:style-name="Heading_20_2" text:outline-level="2">A.7.4 Specify path delays</text:h>
      <text:p text:style-name="Standard">path_delay_value ::=</text:p>
      <text:p text:style-name="Standard"><text:s text:c="8"/>list_of_path_delay_expressions</text:p>
      <text:p text:style-name="Standard"><text:s text:c="6"/>| <text:span text:style-name="Literal">(</text:span> list_of_path_delay_expressions <text:span text:style-name="Literal">)</text:span></text:p>
      <text:p text:style-name="Standard">list_of_path_delay_expressions ::=</text:p>
      <text:p text:style-name="Standard"><text:s text:c="9"/>t_path_delay_expression</text:p>
      <text:p text:style-name="Standard"><text:s text:c="7"/>| trise_path_delay_expression<text:span text:style-name="Literal"> , </text:span>tfall_path_delay_expression</text:p>
      <text:p text:style-name="Standard"><text:s text:c="7"/>| trise_path_delay_expression<text:span text:style-name="Literal"> , </text:span>tfall_path_delay_expression<text:span text:style-name="Literal"> , </text:span>tz_path_delay_expression</text:p>
      <text:p text:style-name="Standard"><text:s text:c="7"/>| t01_path_delay_expression<text:span text:style-name="Literal"> , </text:span>t10_path_delay_expression<text:span text:style-name="Literal"> , </text:span>t0z_path_delay_expression<text:span text:style-name="Literal"> ,</text:span></text:p>
      <text:p text:style-name="Standard"><text:s text:c="9"/>tz1_path_delay_expression<text:span text:style-name="Literal"> , </text:span>t1z_path_delay_expression<text:span text:style-name="Literal"> , </text:span>tz0_path_delay_expression</text:p>
      <text:p text:style-name="Standard"><text:s text:c="7"/>| t01_path_delay_expression<text:span text:style-name="Literal"> , </text:span>t10_path_delay_expression<text:span text:style-name="Literal"> , </text:span>t0z_path_delay_expression<text:span text:style-name="Literal"> ,</text:span></text:p>
      <text:p text:style-name="Standard"><text:s text:c="9"/>tz1_path_delay_expression<text:span text:style-name="Literal"> , </text:span>t1z_path_delay_expression<text:span text:style-name="Literal"> , </text:span>tz0_path_delay_expression<text:span text:style-name="Literal"> ,</text:span></text:p>
      <text:p text:style-name="Standard"><text:s text:c="9"/>t0x_path_delay_expression<text:span text:style-name="Literal"> , </text:span>tx1_path_delay_expression<text:span text:style-name="Literal"> , </text:span>t1x_path_delay_expression<text:span text:style-name="Literal"> ,</text:span></text:p>
      <text:p text:style-name="Standard"><text:s text:c="9"/>tx0_path_delay_expression<text:span text:style-name="Literal"> , </text:span>txz_path_delay_expression<text:span text:style-name="Literal"> , </text:span>tzx_path_delay_expression</text:p>
      <text:p text:style-name="Standard">t_path_delay_expression ::= path_delay_expression</text:p>
      <text:p text:style-name="Standard">trise_path_delay_expression ::= path_delay_expression</text:p>
      <text:p text:style-name="Standard">tfall_path_delay_expression ::= path_delay_expression</text:p>
      <text:p text:style-name="Standard">tz_path_delay_expression ::= path_delay_expression</text:p>
      <text:p text:style-name="Standard">t01_path_delay_expression ::= path_delay_expression</text:p>
      <text:p text:style-name="Standard">t10_path_delay_expression ::= path_delay_expression</text:p>
      <text:p text:style-name="Standard">t0z_path_delay_expression ::= path_delay_expression</text:p>
      <text:p text:style-name="Standard">tz1_path_delay_expression ::= path_delay_expression</text:p>
      <text:p text:style-name="Standard">t1z_path_delay_expression ::= path_delay_expression</text:p>
      <text:p text:style-name="Standard">tz0_path_delay_expression ::= path_delay_expression</text:p>
      <text:p text:style-name="Standard">t0x_path_delay_expression ::= path_delay_expression</text:p>
      <text:p text:style-name="Standard">tx1_path_delay_expression ::= path_delay_expression</text:p>
      <text:p text:style-name="Standard">t1x_path_delay_expression ::= path_delay_expression</text:p>
      <text:p text:style-name="Standard">tx0_path_delay_expression ::= path_delay_expression</text:p>
      <text:p text:style-name="Standard">txz_path_delay_expression ::= path_delay_expression</text:p>
      <text:p text:style-name="Standard">tzx_path_delay_expression ::= path_delay_expression</text:p>
      <text:p text:style-name="Standard">path_delay_expression ::= constant_mintypmax_expression</text:p>
      <text:p text:style-name="Standard">edge_sensitive_path_declaration ::=</text:p>
      <text:p text:style-name="Standard"><text:s text:c="9"/>parallel_edge_sensitive_path_description<text:span text:style-name="Literal"> = </text:span>path_delay_value</text:p>
      <text:p text:style-name="Standard"><text:s text:c="7"/>| full_edge_sensitive_path_description<text:span text:style-name="Literal"> = </text:span>path_delay_value</text:p>
      <text:p text:style-name="Standard">parallel_edge_sensitive_path_description ::=</text:p>
      <text:p text:style-name="Standard"><text:s text:c="9"/><text:span text:style-name="Literal">( </text:span>[ edge_identifier ] specify_input_terminal_descriptor <text:span text:style-name="Literal">=&gt;</text:span></text:p>
      <text:p text:style-name="Standard"><text:s text:c="14"/>specify_output_terminal_descriptor [ polarity_operator ] <text:span text:style-name="Literal">:</text:span> data_source_expression <text:span text:style-name="Literal">)</text:span></text:p>
      <text:p text:style-name="Standard">full_edge_sensitive_path_description ::=</text:p>
      <text:p text:style-name="Standard"><text:s text:c="9"/><text:span text:style-name="Literal">(</text:span> [ edge_identifier ] list_of_path_inputs <text:span text:style-name="Literal">*&gt;</text:span></text:p>
      <text:p text:style-name="Standard"><text:s text:c="14"/>list_of_path_outputs [ polarity_operator ] <text:span text:style-name="Literal">:</text:span> data_source_expression <text:span text:style-name="Literal">)</text:span></text:p>
      <text:p text:style-name="Standard">data_source_expression ::= expression</text:p>
      <text:p text:style-name="Standard">edge_identifier ::= <text:span text:style-name="Literal">posedge</text:span> | <text:span text:style-name="Literal">negedge</text:span></text:p>
      <text:p text:style-name="Standard">state_dependent_path_declaration ::=</text:p>
      <text:p text:style-name="Standard"><text:s text:c="9"/><text:span text:style-name="Literal">if ( </text:span>module_path_expression<text:span text:style-name="Literal"> ) </text:span>simple_path_declaration</text:p>
      <text:p text:style-name="Standard"><text:s text:c="7"/>| <text:span text:style-name="Literal">if ( </text:span>module_path_expression<text:span text:style-name="Literal"> ) </text:span>edge_sensitive_path_declaration</text:p>
      <text:p text:style-name="Standard"><text:s text:c="7"/>| <text:span text:style-name="Literal">ifnone</text:span> simple_path_declaration</text:p>
      <text:p text:style-name="Standard"><text:s/>polarity_operator ::= <text:span text:style-name="Literal">+</text:span> | <text:span text:style-name="Literal">-</text:span></text:p>
      <text:h text:style-name="Heading_20_2" text:outline-level="2">A.7.5 System timing checks</text:h>
      <text:h text:style-name="Heading_20_3" text:outline-level="3">A.7.5.1 System timing check commands</text:h>
      <text:p text:style-name="Standard">system_timing_check ::=</text:p>
      <text:p text:style-name="Standard"><text:s text:c="7"/>$setup_timing_check</text:p>
      <text:p text:style-name="Standard"><text:s text:c="5"/>| $hold _timing_check</text:p>
      <text:p text:style-name="Standard"><text:s text:c="5"/>| $setuphold_timing_check</text:p>
      <text:p text:style-name="Standard"><text:s text:c="5"/>| $recovery_timing_check</text:p>
      <text:p text:style-name="Standard"><text:s text:c="5"/>| $removal_timing_check</text:p>
      <text:p text:style-name="Standard"><text:s text:c="5"/>| $recrem_timing_check</text:p>
      <text:p text:style-name="Standard"><text:s text:c="5"/>| $skew_timing_check</text:p>
      <text:p text:style-name="Standard"><text:s text:c="5"/>| $timeskew_timing_check</text:p>
      <text:p text:style-name="Standard"><text:s text:c="5"/>| $fullskew_timing_check</text:p>
      <text:p text:style-name="Standard"><text:s text:c="5"/>| $period_timing_check</text:p>
      <text:p text:style-name="Standard"><text:s text:c="5"/>| $width_timing_check</text:p>
      <text:p text:style-name="Standard"><text:s text:c="5"/>| $nochange_timing_check</text:p>
      <text:p text:style-name="Standard">$setup_timing_check ::=</text:p>
      <text:p text:style-name="Standard"><text:s text:c="7"/><text:span text:style-name="Literal">$setup</text:span> <text:span text:style-name="Literal">(</text:span> data_event <text:span text:style-name="Literal">,</text:span> reference_event <text:span text:style-name="Literal">,</text:span> timing_check_limit [ <text:span text:style-name="Literal">,</text:span> [ notify_reg ] ] <text:span text:style-name="Literal">) ;</text:span></text:p>
      <text:p text:style-name="Standard">$hold _timing_check ::=</text:p>
      <text:p text:style-name="Standard"><text:s text:c="7"/><text:span text:style-name="Literal">$hold</text:span> <text:span text:style-name="Literal">( </text:span>reference_event<text:span text:style-name="Literal"> , </text:span>data_event <text:span text:style-name="Literal">,</text:span> timing_check_limit [ <text:span text:style-name="Literal">,</text:span> [ notify_reg ] ]<text:span text:style-name="Literal"> ) ;</text:span></text:p>
      <text:p text:style-name="Standard">$setuphold_timing_check ::=</text:p>
      <text:p text:style-name="Standard"><text:s text:c="7"/><text:span text:style-name="Literal">$setuphold</text:span> <text:span text:style-name="Literal">(</text:span> reference_event <text:span text:style-name="Literal">,</text:span> data_event <text:span text:style-name="Literal">,</text:span> timing_check_limit <text:span text:style-name="Literal">,</text:span> timing_check_limit</text:p>
      <text:p text:style-name="Standard"><text:s text:c="28"/>[ <text:span text:style-name="Literal">,</text:span> [ notify_reg ] [ <text:span text:style-name="Literal">,</text:span> [ stamptime_condition ] [ <text:span text:style-name="Literal">,</text:span> [ checktime_condition ]</text:p>
      <text:p text:style-name="Standard"><text:s text:c="28"/>[ <text:span text:style-name="Literal">,</text:span> [ delayed_reference ] [ <text:span text:style-name="Literal">,</text:span> [ delayed_data ] ] ] ] ] ]<text:span text:style-name="Literal"> ) ;</text:span></text:p>
      <text:p text:style-name="Standard">$recovery_timing_check ::=</text:p>
      <text:p text:style-name="Standard"><text:s text:c="7"/><text:span text:style-name="Literal">$recovery</text:span> <text:span text:style-name="Literal">(</text:span> reference_event<text:span text:style-name="Literal"> , </text:span>data_event<text:span text:style-name="Literal"> , </text:span>timing_check_limit [ <text:span text:style-name="Literal">,</text:span> [ notify_reg ] ]<text:span text:style-name="Literal"> ) ;</text:span></text:p>
      <text:p text:style-name="Standard">$removal_timing_check ::=</text:p>
      <text:p text:style-name="Standard"><text:s text:c="7"/><text:span text:style-name="Literal">$removal</text:span> <text:span text:style-name="Literal">(</text:span> reference_event <text:span text:style-name="Literal">,</text:span> data_event <text:span text:style-name="Literal">,</text:span> timing_check_limit [ <text:span text:style-name="Literal">,</text:span> [ notify_reg ] ] <text:span text:style-name="Literal">) ;</text:span></text:p>
      <text:p text:style-name="Standard">$recrem_timing_check ::=</text:p>
      <text:p text:style-name="Standard"/>
      <text:p text:style-name="Standard"><text:s text:c="7"/>$recrem ( reference_event , data_event , timing_check_limit , timing_check_limit</text:p>
      <text:p text:style-name="Standard"><text:s text:c="28"/>[ , [ notify_reg ] [ , [ stamptime_condition ] [ , [ checktime_condition ]</text:p>
      <text:p text:style-name="Standard"><text:s text:c="28"/>[ , [ delayed_reference ] [ , [ delayed_data ] ] ] ] ] ] ) ;</text:p>
      <text:p text:style-name="Standard">$skew_timing_check ::=</text:p>
      <text:p text:style-name="Standard"><text:s text:c="7"/>$skew ( reference_event , data_event , timing_check_limit [ , [ notify_reg ] ] ) ;</text:p>
      <text:p text:style-name="Standard">$timeskew_timing_check ::=</text:p>
      <text:p text:style-name="Standard"><text:s text:c="7"/>$timeskew ( reference_event , data_event , timing_check_limit</text:p>
      <text:p text:style-name="Standard"><text:s text:c="28"/>[ , [ notify_reg ] [ , [ event_based_flag ] [ , [ remain_active_flag ] ] ] ] ) ;</text:p>
      <text:p text:style-name="Standard">$fullskew_timing_check ::=</text:p>
      <text:p text:style-name="Standard"><text:s text:c="7"/>$fullskew ( reference_event , data_event , timing_check_limit , timing_check_limit</text:p>
      <text:p text:style-name="Standard"><text:s text:c="28"/>[ , [ notify_reg ] [ , [ event_based_flag ] [ , [ remain_active_flag ] ] ] ] ) ;</text:p>
      <text:p text:style-name="Standard">$period_timing_check ::=</text:p>
      <text:p text:style-name="Standard"><text:s text:c="7"/>$period ( controlled_reference_event , timing_check_limit [ , [ notify_reg ] ] ) ;</text:p>
      <text:p text:style-name="Standard">$width_timing_check ::=</text:p>
      <text:p text:style-name="Standard"><text:s text:c="7"/>$width ( controlled_reference_event , timing_check_limit ,</text:p>
      <text:p text:style-name="Standard"><text:s text:c="28"/>threshold [ , [ notify_reg ] ] ) ;</text:p>
      <text:p text:style-name="Standard">$nochange_timing_check ::=</text:p>
      <text:p text:style-name="Standard"><text:s text:c="7"/>$nochange ( reference_event , data_event , start_edge_offset ,</text:p>
      <text:p text:style-name="Standard"><text:s text:c="28"/>end_edge_offset [ , [ notify_reg ] ] ) ;</text:p>
      <text:h text:style-name="Heading_20_3" text:outline-level="3">A.7.5.2 System timing check command arguments</text:h>
      <text:p text:style-name="Standard">checktime_condition ::= mintypmax_expression</text:p>
      <text:p text:style-name="Standard">controlled_reference_event ::= controlled_timing_check_event</text:p>
      <text:p text:style-name="Standard">data_event ::= timing_check_event</text:p>
      <text:p text:style-name="Standard">delayed_data ::=</text:p>
      <text:p text:style-name="Standard"><text:s text:c="9"/>terminal_identifier</text:p>
      <text:p text:style-name="Standard"><text:s text:c="7"/>| terminal_identifier [ constant_mintypmax_expression ]</text:p>
      <text:p text:style-name="Standard">delayed_reference ::=</text:p>
      <text:p text:style-name="Standard"><text:s text:c="9"/>terminal_identifier</text:p>
      <text:p text:style-name="Standard"><text:s text:c="7"/>| terminal_identifier [ constant_mintypmax_expression ]</text:p>
      <text:p text:style-name="Standard">end_edge_offset ::= mintypmax_expression</text:p>
      <text:p text:style-name="Standard">event_based_flag ::= constant_expression</text:p>
      <text:p text:style-name="Standard">notify_reg ::= variable_identifier</text:p>
      <text:p text:style-name="Standard">reference_event ::= timing_check_event</text:p>
      <text:p text:style-name="Standard">remain_active_flag ::= constant_mintypmax_expression</text:p>
      <text:p text:style-name="Standard">stamptime_condition ::= mintypmax_expression</text:p>
      <text:p text:style-name="Standard">start_edge_offset ::= mintypmax_expression</text:p>
      <text:p text:style-name="Standard">threshold ::=constant_expression</text:p>
      <text:p text:style-name="Standard">timing_check_limit ::= expression</text:p>
      <text:h text:style-name="Heading_20_3" text:outline-level="3">A.7.5.3 System timing check event definitions</text:h>
      <text:p text:style-name="Standard">timing_check_event ::=</text:p>
      <text:p text:style-name="Standard"><text:s text:c="9"/>[timing_check_event_control] specify_terminal_descriptor [ &amp;&amp;&amp; timing_check_condition ]</text:p>
      <text:p text:style-name="Standard">controlled_timing_check_event ::=</text:p>
      <text:p text:style-name="Standard"><text:s text:c="9"/>timing_check_event_control specify_terminal_descriptor [ &amp;&amp;&amp; timing_check_condition ]</text:p>
      <text:p text:style-name="Standard">timing_check_event_control ::=</text:p>
      <text:p text:style-name="Standard"><text:s text:c="9"/>posedge</text:p>
      <text:p text:style-name="Standard"><text:s text:c="7"/>| negedge</text:p>
      <text:p text:style-name="Standard"><text:s text:c="7"/>| edge_control_specifier</text:p>
      <text:p text:style-name="Standard">specify_terminal_descriptor ::=</text:p>
      <text:p text:style-name="Standard"><text:s text:c="9"/>specify_input_terminal_descriptor</text:p>
      <text:p text:style-name="Standard"><text:s text:c="7"/>| specify_output_terminal_descriptor</text:p>
      <text:p text:style-name="Standard">edge_control_specifier ::= edge [ edge_descriptor [ , edge_descriptor ] ]</text:p>
      <text:p text:style-name="Standard">edge_descriptor1 ::=</text:p>
      <text:p text:style-name="Standard"><text:s text:c="9"/>01</text:p>
      <text:p text:style-name="Standard"><text:s text:c="7"/>| 10</text:p>
      <text:p text:style-name="Standard"><text:s text:c="7"/>| z_or_x zero_or_one</text:p>
      <text:p text:style-name="Standard"><text:s text:c="7"/>| zero_or_one z_or_x</text:p>
      <text:p text:style-name="Standard">zero_or_one ::= 0 | 1</text:p>
      <text:p text:style-name="Standard">z_or_x ::= x | X | z | Z</text:p>
      <text:p text:style-name="Standard">timing_check_condition ::=</text:p>
      <text:p text:style-name="Standard"><text:s text:c="9"/>scalar_timing_check_condition</text:p>
      <text:p text:style-name="Standard"><text:s text:c="7"/>| ( scalar_timing_check_condition )</text:p>
      <text:p text:style-name="Standard">scalar_timing_check_condition ::=</text:p>
      <text:p text:style-name="Standard"><text:s text:c="7"/>expression</text:p>
      <text:p text:style-name="Standard"><text:s text:c="5"/>| ~ expression</text:p>
      <text:p text:style-name="Standard"><text:s text:c="5"/>| expression == scalar_constant</text:p>
      <text:p text:style-name="Standard"><text:s text:c="5"/>| expression === scalar_constant</text:p>
      <text:p text:style-name="Standard"><text:s text:c="5"/>| expression != scalar_constant</text:p>
      <text:p text:style-name="Standard"><text:s text:c="5"/>| expression !== scalar_constant</text:p>
      <text:p text:style-name="Standard">scalar_constant ::=</text:p>
      <text:p text:style-name="Standard"><text:s text:c="7"/>1’b0 | 1’b1 | 1’B0 | 1’B1 | ’b0 | ’b1 | ’B0 | ’B1 | 1 | 0</text:p>
      <text:h text:style-name="Heading_20_1" text:outline-level="1">A.8 Expressions</text:h>
      <text:h text:style-name="Heading_20_2" text:outline-level="2">A.8.1 Concatenations</text:h>
      <text:p text:style-name="Standard">concatenation ::= { expression { , expression } }</text:p>
      <text:p text:style-name="Standard">constant_concatenation ::= { constant_expression { , constant_expression } }</text:p>
      <text:p text:style-name="Standard">constant_multiple_concatenation ::= { constant_expression constant_concatenation }</text:p>
      <text:p text:style-name="Standard">module_path_concatenation ::= { module_path_expression { , module_path_expression } }</text:p>
      <text:p text:style-name="Standard">module_path_multiple_concatenation ::= { constant_expression module_path_concatenation }</text:p>
      <text:p text:style-name="Standard">multiple_concatenation ::= { constant_expression concatenation }</text:p>
      <text:p text:style-name="Standard">net_concatenation ::= { net_concatenation_value { , net_concatenation_value } }</text:p>
      <text:p text:style-name="Standard">net_concatenation_value ::=</text:p>
      <text:p text:style-name="Standard"><text:s text:c="7"/>hierarchical_net_identifier</text:p>
      <text:p text:style-name="Standard"><text:s text:c="5"/>| hierarchical_net_identifier [ expression ] { [ expression ] }</text:p>
      <text:p text:style-name="Standard"><text:s text:c="5"/>| hierarchical_net_identifier [ expression ] { [ expression ] } [ range_expression ]</text:p>
      <text:p text:style-name="Standard"><text:s text:c="5"/>| hierarchical_net_identifier [ range_expression ]</text:p>
      <text:p text:style-name="Standard"><text:s text:c="5"/>| net_concatenation</text:p>
      <text:p text:style-name="Standard">variable_concatenation ::= { variable_concatenation_value { , variable_concatenation_value } }</text:p>
      <text:p text:style-name="Standard">variable_concatenation_value ::=</text:p>
      <text:p text:style-name="Standard"><text:s text:c="7"/>hierarchical_variable_identifier</text:p>
      <text:p text:style-name="Standard"><text:s text:c="5"/>| hierarchical_variable_identifier [ expression ] { [ expression ] }</text:p>
      <text:p text:style-name="Standard"><text:s text:c="5"/>| hierarchical_variable_identifier [ expression ] { [ expression ] } [ range_expression ]</text:p>
      <text:p text:style-name="Standard"><text:s text:c="5"/>| hierarchical_variable_identifier [ range_expression ]</text:p>
      <text:p text:style-name="Standard"><text:s text:c="5"/>| variable_concatenation</text:p>
      <text:h text:style-name="Heading_20_2" text:outline-level="2">A.8.2 Function calls</text:h>
      <text:p text:style-name="Standard">constant_function_call ::= function_identifier { attribute_instance }</text:p>
      <text:p text:style-name="Standard"><text:s text:c="12"/>( constant_expression { , constant_expression } )</text:p>
      <text:p text:style-name="Standard">function_call ::= hierarchical_function_identifier{ attribute_instance }</text:p>
      <text:p text:style-name="Standard"><text:s text:c="12"/>( expression { , expression } )</text:p>
      <text:p text:style-name="Standard">genvar_function_call ::= genvar_function_identifier { attribute_instance }</text:p>
      <text:p text:style-name="Standard"><text:s text:c="12"/>( constant_expression { , constant_expression } )</text:p>
      <text:p text:style-name="Standard">system_function_call ::= system_function_identifier</text:p>
      <text:p text:style-name="Standard"><text:s text:c="12"/>[ ( expression { , expression } ) ]</text:p>
      <text:h text:style-name="Heading_20_2" text:outline-level="2">A.8.3 Expressions</text:h>
      <text:p text:style-name="Standard">base_expression ::= expression</text:p>
      <text:p text:style-name="Standard">conditional_expression ::= expression1 ? { attribute_instance } expression2 : expression3</text:p>
      <text:p text:style-name="Standard">constant_base_expression ::= constant_expression</text:p>
      <text:p text:style-name="Standard">constant_expression ::=</text:p>
      <text:p text:style-name="Standard"><text:s text:c="8"/>constant_primary</text:p>
      <text:p text:style-name="Standard"><text:s text:c="6"/>| unary_operator { attribute_instance } constant_primary</text:p>
      <text:p text:style-name="Standard"><text:s text:c="6"/>| constant_expression binary_operator { attribute_instance } constant_expression</text:p>
      <text:p text:style-name="Standard"><text:s text:c="6"/>| constant_expression ? { attribute_instance } constant_expression : constant_expression</text:p>
      <text:p text:style-name="Standard"><text:s text:c="6"/>| string</text:p>
      <text:p text:style-name="Standard">constant_mintypmax_expression ::=</text:p>
      <text:p text:style-name="Standard"><text:s text:c="8"/>constant_expression</text:p>
      <text:p text:style-name="Standard"><text:s text:c="6"/>| constant_expression : constant_expression : constant_expression</text:p>
      <text:p text:style-name="Standard">constant_range_expression ::=</text:p>
      <text:p text:style-name="Standard"><text:s text:c="8"/>constant_expression</text:p>
      <text:p text:style-name="Standard"><text:s text:c="6"/>| msb_constant_expression : lsb_constant_expression</text:p>
      <text:p text:style-name="Standard"><text:s text:c="6"/>| constant_base_expression +: width_constant_expression</text:p>
      <text:p text:style-name="Standard"><text:s text:c="6"/>| constant_base_expression -: width_constant_expression</text:p>
      <text:p text:style-name="Standard">dimension_constant_expression ::= constant_expression</text:p>
      <text:p text:style-name="Standard">expression1 ::= expression</text:p>
      <text:p text:style-name="Standard">expression2 ::= expression</text:p>
      <text:p text:style-name="Standard">expression3 ::= expression</text:p>
      <text:p text:style-name="Standard">expression ::=</text:p>
      <text:p text:style-name="Standard"><text:s text:c="8"/>primary</text:p>
      <text:p text:style-name="Standard"><text:s text:c="6"/>| unary_operator { attribute_instance } primary</text:p>
      <text:p text:style-name="Standard"><text:s text:c="6"/>| expression binary_operator { attribute_instance } expression</text:p>
      <text:p text:style-name="Standard"><text:s text:c="6"/>| conditional_expression</text:p>
      <text:p text:style-name="Standard"><text:s text:c="6"/>| string</text:p>
      <text:p text:style-name="Standard">lsb_constant_expression ::= constant_expression</text:p>
      <text:p text:style-name="Standard">mintypmax_expression ::=</text:p>
      <text:p text:style-name="Standard"><text:s text:c="8"/>expression</text:p>
      <text:p text:style-name="Standard"><text:s text:c="6"/>| expression : expression : expression</text:p>
      <text:p text:style-name="Standard">module_path_conditional_expression ::= module_path_expression ? { attribute_instance }</text:p>
      <text:p text:style-name="Standard"><text:s text:c="14"/>module_path_expression : module_path_expression</text:p>
      <text:p text:style-name="Standard">module_path_expression ::=</text:p>
      <text:p text:style-name="Standard"><text:s text:c="8"/>module_path_primary</text:p>
      <text:p text:style-name="Standard"><text:s text:c="6"/>| unary_module_path_operator { attribute_instance } module_path_primary</text:p>
      <text:p text:style-name="Standard"><text:s/>| module_path_expression binary_module_path_operator { attribute_instance }</text:p>
      <text:p text:style-name="Standard"><text:s text:c="14"/>module_path_expression</text:p>
      <text:p text:style-name="Standard"><text:s text:c="6"/>| module_path_conditional_expression</text:p>
      <text:p text:style-name="Standard">module_path_mintypmax_expression ::=</text:p>
      <text:p text:style-name="Standard"><text:s text:c="8"/>module_path_expression</text:p>
      <text:p text:style-name="Standard"><text:s text:c="6"/>| module_path_expression : module_path_expression : module_path_expression</text:p>
      <text:p text:style-name="Standard">msb_constant_expression ::= constant_expression</text:p>
      <text:p text:style-name="Standard">range_expression ::=</text:p>
      <text:p text:style-name="Standard"><text:s text:c="8"/>expression</text:p>
      <text:p text:style-name="Standard"><text:s text:c="6"/>| msb_constant_expression : lsb_constant_expression</text:p>
      <text:p text:style-name="Standard"><text:s text:c="6"/>| base_expression +: width_constant_expression</text:p>
      <text:p text:style-name="Standard"><text:s text:c="6"/>| base_expression -: width_constant_expression</text:p>
      <text:p text:style-name="Standard">width_constant_expression ::= constant_expression</text:p>
      <text:h text:style-name="Heading_20_2" text:outline-level="2">A.8.4 Primaries</text:h>
      <text:p text:style-name="Standard">constant_primary ::=</text:p>
      <text:p text:style-name="Standard"><text:s text:c="7"/>constant_concatenation</text:p>
      <text:p text:style-name="Standard"><text:s text:c="5"/>| constant_function_call</text:p>
      <text:p text:style-name="Standard"><text:s text:c="5"/>| ( constant_mintypmax_expression )</text:p>
      <text:p text:style-name="Standard"><text:s text:c="5"/>| constant_multiple_concatenation</text:p>
      <text:p text:style-name="Standard"><text:s text:c="5"/>| genvar_identifier</text:p>
      <text:p text:style-name="Standard"><text:s text:c="5"/>| number</text:p>
      <text:p text:style-name="Standard"><text:s text:c="5"/>| parameter_identifier</text:p>
      <text:p text:style-name="Standard"><text:s text:c="5"/>| specparam_identifier</text:p>
      <text:p text:style-name="Standard">module_path_primary ::=</text:p>
      <text:p text:style-name="Standard"><text:s text:c="7"/>number</text:p>
      <text:p text:style-name="Standard"><text:s text:c="5"/>| identifier</text:p>
      <text:p text:style-name="Standard"><text:s text:c="5"/>| module_path_concatenation</text:p>
      <text:p text:style-name="Standard"><text:s text:c="5"/>| module_path_multiple_concatenation</text:p>
      <text:p text:style-name="Standard"><text:s text:c="5"/>| function_call</text:p>
      <text:p text:style-name="Standard"><text:s text:c="5"/>| system_function_call</text:p>
      <text:p text:style-name="Standard"><text:s text:c="5"/>| constant_function_call</text:p>
      <text:p text:style-name="Standard"><text:s text:c="5"/>| ( module_path_mintypmax_expression )</text:p>
      <text:p text:style-name="Standard">primary ::=</text:p>
      <text:p text:style-name="Standard"><text:s text:c="7"/>number</text:p>
      <text:p text:style-name="Standard"><text:s text:c="5"/>| hierarchical_identifier</text:p>
      <text:p text:style-name="Standard"><text:s text:c="5"/>| hierarchical_identifier [ expression ] { [ expression ] }</text:p>
      <text:p text:style-name="Standard"><text:s text:c="5"/>| hierarchical_identifier [ expression ] { [ expression ] } [ range_expression ]</text:p>
      <text:p text:style-name="Standard"><text:s text:c="5"/>| hierarchical_identifier [ range_expression ]</text:p>
      <text:p text:style-name="Standard"><text:s text:c="5"/>| concatenation</text:p>
      <text:p text:style-name="Standard"><text:s text:c="5"/>| multiple_concatenation</text:p>
      <text:p text:style-name="Standard"><text:s text:c="5"/>| function_call</text:p>
      <text:p text:style-name="Standard"><text:s text:c="5"/>| system_function_call</text:p>
      <text:p text:style-name="Standard"><text:s text:c="5"/>| constant_function_call</text:p>
      <text:p text:style-name="Standard"><text:s text:c="5"/>| ( mintypmax_expression )</text:p>
      <text:h text:style-name="Heading_20_2" text:outline-level="2">A.8.5 Expression left-side values</text:h>
      <text:p text:style-name="Standard">net_lvalue ::=</text:p>
      <text:p text:style-name="Standard"><text:s text:c="7"/>hierarchical_net_identifier</text:p>
      <text:p text:style-name="Standard"><text:s text:c="5"/>| hierarchical_net_identifier [ constant_expression ] { [ constant_expression ] }</text:p>
      <text:p text:style-name="Standard"><text:s text:c="5"/>| hierarchical_net_identifier [ constant_expression ] { [ constant_expression ] } [</text:p>
      <text:p text:style-name="Standard"><text:s text:c="17"/>constant_range_expression ]</text:p>
      <text:p text:style-name="Standard"><text:s text:c="5"/>| hierarchical_net_identifier [ constant_range_expression ]</text:p>
      <text:p text:style-name="Standard"><text:s text:c="5"/>| net_concatenation</text:p>
      <text:p text:style-name="Standard">variable_lvalue ::=</text:p>
      <text:p text:style-name="Standard"><text:s text:c="7"/>hierarchical_variable_identifier</text:p>
      <text:p text:style-name="Standard"><text:s text:c="5"/>| hierarchical_variable_identifier [ expression ] { [ expression ] }</text:p>
      <text:p text:style-name="Standard"><text:s text:c="5"/>| hierarchical_variable_identifier [ expression ] { [ expression ] } [ range_expression ]</text:p>
      <text:p text:style-name="Standard"><text:s text:c="5"/>| hierarchical_variable_identifier [ range_expression ]</text:p>
      <text:p text:style-name="Standard"><text:s text:c="5"/>| variable_concatenation</text:p>
      <text:h text:style-name="Heading_20_2" text:outline-level="2">A.8.6 Operators</text:h>
      <text:p text:style-name="Standard">unary_operator ::=</text:p>
      <text:p text:style-name="Standard"><text:s text:c="9"/>+ | - | ! | ~ | &amp; | ~&amp; | | | ~| | ^ | ~^ | ^~</text:p>
      <text:p text:style-name="Standard">binary_operator ::=</text:p>
      <text:p text:style-name="Standard"><text:s text:c="9"/>+ | - | * | / | % | == | != | === | !== | &amp;&amp; | || | **</text:p>
      <text:p text:style-name="Standard"><text:s text:c="7"/>| &lt; | &lt;= | &gt; | &gt;= | &amp; | | | ^ | ^~ | ~^ | &gt;&gt; | &lt;&lt; | &gt;&gt;&gt; | &lt;&lt;&lt;</text:p>
      <text:p text:style-name="Standard">unary_module_path_operator ::=</text:p>
      <text:p text:style-name="Standard"><text:s text:c="9"/>! | ~ | &amp; | ~&amp; | | | ~| | ^ | ~^ | ^~</text:p>
      <text:p text:style-name="Standard">binary_module_path_operator ::=</text:p>
      <text:p text:style-name="Standard"><text:s text:c="9"/>== | != | &amp;&amp; | || | &amp; | | | ^ | ^~ | ~^</text:p>
      <text:h text:style-name="Heading_20_2" text:outline-level="2">A.8.7 Numbers</text:h>
      <text:p text:style-name="Standard">number ::=</text:p>
      <text:p text:style-name="Standard"><text:s text:c="9"/>decimal_number</text:p>
      <text:p text:style-name="Standard"><text:s text:c="7"/>| octal_number</text:p>
      <text:p text:style-name="Standard"><text:s text:c="7"/>| binary_number</text:p>
      <text:p text:style-name="Standard"><text:s text:c="7"/>| hex_number</text:p>
      <text:p text:style-name="Standard"><text:s text:c="7"/>| real_number</text:p>
      <text:p text:style-name="Standard">real_number1 ::=</text:p>
      <text:p text:style-name="Standard"><text:s text:c="9"/>unsigned_number . unsigned_number</text:p>
      <text:p text:style-name="Standard"><text:s text:c="7"/>| unsigned_number [ . unsigned_number ] exp [ sign ] unsigned_number</text:p>
      <text:p text:style-name="Standard">exp ::= e | E</text:p>
      <text:p text:style-name="Standard">decimal_number ::=</text:p>
      <text:p text:style-name="Standard"><text:s text:c="9"/>unsigned_number</text:p>
      <text:p text:style-name="Standard"><text:s text:c="7"/>| [ size ] decimal_base unsigned_number</text:p>
      <text:p text:style-name="Standard"><text:s text:c="7"/>| [ size ] decimal_base x_digit { _ }</text:p>
      <text:p text:style-name="Standard"><text:s text:c="7"/>| [ size ] decimal_base z_digit { _ }</text:p>
      <text:p text:style-name="Standard">binary_number ::= [ size ] binary_base binary_value</text:p>
      <text:p text:style-name="Standard">octal_number ::= [ size ] octal_base octal_value</text:p>
      <text:p text:style-name="Standard">hex_number ::= [ size ] hex_base hex_value</text:p>
      <text:p text:style-name="Standard">sign ::= + | -</text:p>
      <text:p text:style-name="Standard">size ::= non_zero_unsigned_number</text:p>
      <text:p text:style-name="Standard">non_zero_unsigned_number1 ::= non_zero_decimal_digit { _ | decimal_digit}</text:p>
      <text:p text:style-name="Standard">unsigned_number1 ::= decimal_digit { _ | decimal_digit }</text:p>
      <text:p text:style-name="Standard">binary_value1 ::= binary_digit { _ | binary_digit }</text:p>
      <text:p text:style-name="Standard">octal_value1 ::= octal_digit { _ | octal_digit }</text:p>
      <text:p text:style-name="Standard">hex_value1 ::= hex_digit { _ | hex_digit }</text:p>
      <text:p text:style-name="Standard">decimal_base1 ::= ’[s|S]d | ’[s|S]D</text:p>
      <text:p text:style-name="Standard">binary_base1 ::= ’[s|S]b | ’[s|S]B</text:p>
      <text:p text:style-name="Standard">octal_base1 ::= ’[s|S]o | ’[s|S]O</text:p>
      <text:p text:style-name="Standard">hex_base1 ::= ’[s|S]h | ’[s|S]H</text:p>
      <text:p text:style-name="Standard">non_zero_decimal_digit ::= 1 | 2 | 3 | 4 | 5 | 6 | 7 | 8 | 9</text:p>
      <text:p text:style-name="Standard">decimal_digit ::= 0 | 1 | 2 | 3 | 4 | 5 | 6 | 7 | 8 | 9</text:p>
      <text:p text:style-name="Standard">binary_digit ::= x_digit | z_digit | 0 | 1</text:p>
      <text:p text:style-name="Standard">octal_digit ::= x_digit | z_digit | 0 | 1 | 2 | 3 | 4 | 5 | 6 | 7</text:p>
      <text:p text:style-name="Standard">hex_digit ::=</text:p>
      <text:p text:style-name="Standard"><text:s text:c="8"/>x_digit | z_digit | 0 | 1 | 2 | 3 | 4 | 5 | 6 | 7 | 8 | 9</text:p>
      <text:p text:style-name="Standard"><text:s text:c="6"/>|a|b|c|d|e|f|A|B|C|D|E|F</text:p>
      <text:p text:style-name="Standard">x_digit ::= x | X</text:p>
      <text:p text:style-name="Standard">z_digit ::= z | Z | ?</text:p>
      <text:h text:style-name="Heading_20_2" text:outline-level="2">A.8.8 Strings</text:h>
      <text:p text:style-name="Standard">string ::= " { Any_ASCII_Characters_except_new_line } "</text:p>
      <text:h text:style-name="Heading_20_1" text:outline-level="1">A.9 General</text:h>
      <text:h text:style-name="Heading_20_2" text:outline-level="2">A.9.1 Attributes</text:h>
      <text:p text:style-name="Standard">attribute_instance ::= (* attr_spec { , attr_spec } *)</text:p>
      <text:p text:style-name="Standard">attr_spec ::=</text:p>
      <text:p text:style-name="Standard"><text:s text:c="8"/>attr_name = constant_expression</text:p>
      <text:p text:style-name="Standard"><text:s text:c="6"/>| attr_name</text:p>
      <text:p text:style-name="Standard">attr_name ::= identifier</text:p>
      <text:h text:style-name="Heading_20_2" text:outline-level="2">A.9.2 Comments</text:h>
      <text:p text:style-name="Standard">comment ::=</text:p>
      <text:p text:style-name="Standard"><text:s text:c="8"/>one_line_comment</text:p>
      <text:p text:style-name="Standard"><text:s text:c="6"/>| block_comment</text:p>
      <text:p text:style-name="Standard">one_line_comment ::= // comment_text \n</text:p>
      <text:p text:style-name="Standard">block_comment ::= /* comment_text */</text:p>
      <text:p text:style-name="Standard">comment_text ::= { Any_ASCII_character }</text:p>
      <text:p text:style-name="Standard">A.9.3 Identifiers</text:p>
      <text:p text:style-name="Standard">arrayed_identifier ::=</text:p>
      <text:p text:style-name="Standard"><text:s text:c="8"/>simple_arrayed_identifier</text:p>
      <text:p text:style-name="Standard"><text:s text:c="6"/>| escaped_arrayed_identifier</text:p>
      <text:p text:style-name="Standard">block_identifier ::= identifier</text:p>
      <text:p text:style-name="Standard">cell_identifier ::= identifier</text:p>
      <text:p text:style-name="Standard">config_identifier ::= identifier</text:p>
      <text:p text:style-name="Standard">escaped_arrayed_identifier ::= escaped_identifier [ range ]</text:p>
      <text:p text:style-name="Standard">escaped_hierarchical_identifier4 ::=</text:p>
      <text:p text:style-name="Standard"><text:s text:c="8"/>escaped_hierarchical_branch</text:p>
      <text:p text:style-name="Standard"><text:s text:c="12"/>{ .simple_hierarchical_branch | .escaped_hierarchical_branch }</text:p>
      <text:p text:style-name="Standard">escaped_identifier ::= \ {Any_ASCII_character_except_white_space} white_space</text:p>
      <text:p text:style-name="Standard">event_identifier ::= identifier</text:p>
      <text:p text:style-name="Standard">function_identifier ::= identifier</text:p>
      <text:p text:style-name="Standard">gate_instance_identifier ::= arrayed_identifier</text:p>
      <text:p text:style-name="Standard">generate_block_identifier ::= identifier</text:p>
      <text:p text:style-name="Standard">genvar_function_identifier ::= identifier /* Hierarchy disallowed */</text:p>
      <text:p text:style-name="Standard">genvar_identifier ::= identifier</text:p>
      <text:p text:style-name="Standard">hierarchical_block_identifier ::= hierarchical_identifier</text:p>
      <text:p text:style-name="Standard">hierarchical_event_identifier ::= hierarchical_identifier</text:p>
      <text:p text:style-name="Standard">hierarchical_function_identifier ::= hierarchical_identifier</text:p>
      <text:p text:style-name="Standard">hierarchical_identifier ::=</text:p>
      <text:p text:style-name="Standard"><text:s text:c="9"/>simple_hierarchical_identifier</text:p>
      <text:p text:style-name="Standard"><text:s text:c="7"/>| escaped_hierarchical_identifier</text:p>
      <text:p text:style-name="Standard">hierarchical_net_identifier ::= hierarchical_identifier</text:p>
      <text:p text:style-name="Standard">hierarchical_variable_identifier ::= hierarchical_identifier</text:p>
      <text:p text:style-name="Standard">hierarchical_task_identifier ::= hierarchical_identifier</text:p>
      <text:p text:style-name="Standard">identifier ::=</text:p>
      <text:p text:style-name="Standard"><text:s text:c="9"/>simple_identifier</text:p>
      <text:p text:style-name="Standard"><text:s text:c="7"/>| escaped_identifier</text:p>
      <text:p text:style-name="Standard">inout_port_identifier ::= identifier</text:p>
      <text:p text:style-name="Standard">input_port_identifier ::= identifier</text:p>
      <text:p text:style-name="Standard">instance_identifier ::= identifier</text:p>
      <text:p text:style-name="Standard">library_identifier ::= identifier</text:p>
      <text:p text:style-name="Standard">memory_identifier ::= identifier</text:p>
      <text:p text:style-name="Standard">module_identifier ::= identifier</text:p>
      <text:p text:style-name="Standard">module_instance_identifier ::= arrayed_identifier</text:p>
      <text:p text:style-name="Standard">net_identifier ::= identifier</text:p>
      <text:p text:style-name="Standard">output_port_identifier ::= identifier</text:p>
      <text:p text:style-name="Standard">parameter_identifier ::= identifier</text:p>
      <text:p text:style-name="Standard">port_identifier ::= identifier</text:p>
      <text:p text:style-name="Standard">real_identifier ::= identifier</text:p>
      <text:p text:style-name="Standard">simple_arrayed_identifier ::= simple_identifier [ range ]</text:p>
      <text:p text:style-name="Standard">simple_hierarchical_identifier3 ::=</text:p>
      <text:p text:style-name="Standard"><text:s text:c="9"/>simple_hierarchical_branch [ .escaped_identifier ]</text:p>
      <text:p text:style-name="Standard">simple_identifier2 ::= [ a-zA-Z_ ] { [ a-zA-Z0-9_$ ] }</text:p>
      <text:p text:style-name="Standard">specparam_identifier ::= identifier</text:p>
      <text:p text:style-name="Standard">system_function_identifier5 ::= $[ a-zA-Z0-9_$ ]{ [ a-zA-Z0-9_$ ] }</text:p>
      <text:p text:style-name="Standard">system_task_identifier5 ::= $[ a-zA-Z0-9_$ ]{ [ a-zA-Z0-9_$ ] }</text:p>
      <text:p text:style-name="Standard">task_identifier ::= identifier</text:p>
      <text:p text:style-name="Standard">terminal_identifier ::= identifier</text:p>
      <text:p text:style-name="Standard">text_macro_identifier ::= simple_identifier</text:p>
      <text:p text:style-name="Standard">topmodule_identifier ::= identifier</text:p>
      <text:p text:style-name="Standard">udp_identifier ::= identifier</text:p>
      <text:p text:style-name="Standard">udp_instance_identifier ::= arrayed_identifier</text:p>
      <text:p text:style-name="Standard">variable_identifier ::= identifier</text:p>
      <text:h text:style-name="Heading_20_2" text:outline-level="2">A.9.4 Identifier branches</text:h>
      <text:p text:style-name="Standard">simple_hierarchical_branch3 ::=</text:p>
      <text:p text:style-name="Standard"><text:s text:c="9"/>simple_identifier [ [ unsigned_number ] ]</text:p>
      <text:p text:style-name="Standard"><text:s text:c="13"/>[ { .simple_identifier [ [ unsigned_number ] ] } ]</text:p>
      <text:p text:style-name="Standard">escaped_hierarchical_branch4 ::=</text:p>
      <text:p text:style-name="Standard"><text:s text:c="9"/>escaped_identifier [ [ unsigned_number ] ]</text:p>
      <text:p text:style-name="Standard"><text:s text:c="13"/>[ { .escaped_identifier [ [ unsigned_number ] ] } ]</text:p>
      <text:h text:style-name="Heading_20_2" text:outline-level="2">A.9.5 White space</text:h>
      <text:p text:style-name="Standard">white_space ::= space | tab | newline | eof6</text:p>
      <text:h text:style-name="Heading_20_1" text:outline-level="1">NOTES</text:h>
      <text:p text:style-name="Standard"><text:s text:c="7"/>1) <text:s text:c="2"/>Embedded spaces are illegal.</text:p>
      <text:p text:style-name="Standard"><text:s text:c="7"/>2) <text:s text:c="2"/>A simple_identifier and arrayed_reference shall start with an alpha or underscore (_) character,</text:p>
      <text:p text:style-name="Standard"><text:s text:c="12"/>shall have at least one character, and shall not have any spaces.</text:p>
      <text:p text:style-name="Standard"><text:s text:c="7"/>3) <text:s text:c="2"/>The period (.) in simple_hierarchical_identifier and simple_hierarchical_</text:p>
      <text:p text:style-name="Standard"><text:s text:c="12"/>branch shall not be preceded or followed by white_space.</text:p>
      <text:p text:style-name="Standard"><text:s text:c="7"/>4) <text:s text:c="2"/>The period in escaped_hierarchical_identifier and escaped_hierarchical_</text:p>
      <text:p text:style-name="Standard"><text:s text:c="12"/>branch shall be preceded by white_space, but shall not be followed by white_space.</text:p>
      <text:p text:style-name="Standard"><text:s text:c="7"/>5) <text:s text:c="2"/>The $ character in a system_function_identifier or system_task_identifier shall not be followed</text:p>
      <text:p text:style-name="Standard"><text:s text:c="12"/>by white_space. A system_function_identifier or system_task_identifier shall not be escaped.</text:p>
      <text:p text:style-name="Standard"><text:s text:c="7"/>6) <text:s text:c="2"/>End of file.</text:p>
      <text:p text:style-name="Standard"/>
      <text:h text:style-name="Heading_20_2" text:outline-level="2">KEY</text:h>
      <text:p text:style-name="Text_20_body"><text:span text:style-name="Literal">posedge</text:span> <text:tab/>Outlined words and characters are Literals &amp; Key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ssing" style:family="paragraph" style:parent-style-name="Standard" style:master-page-name="">
      <style:paragraph-properties fo:background-color="transparent" fo:padding="0.049cm" fo:border="0.002cm solid #000000" style:shadow="#808080 -0.15cm -0.15cm">
        <style:tab-stops/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teral" style:family="text">
      <style:text-properties fo:color="#ff0000" style:text-outline="true" fo:font-style="normal" style:text-underline-style="none" fo:font-weight="normal" fo:background-color="transparent" style:font-size-asian="10.5pt"/>
    </style:style>
    <style:style style:name="Mess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rty</meta:initial-creator>
    <meta:creation-date>2007-08-15T01:38:36</meta:creation-date>
    <dc:creator>Marty</dc:creator>
    <dc:date>2007-08-15T23:07:38</dc:date>
    <dc:language>en-GB</dc:language>
    <meta:editing-cycles>40</meta:editing-cycles>
    <meta:editing-duration>PT21H29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2" meta:paragraph-count="1093" meta:word-count="5183" meta:character-count="47721"/>
  </office:meta>
</office:document-meta>
</file>